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27.7pt"/>
    </style:style>
    <style:style style:name="co2" style:family="table-column">
      <style:table-column-properties fo:break-before="auto" style:column-width="39.15pt"/>
    </style:style>
    <style:style style:name="co3" style:family="table-column">
      <style:table-column-properties fo:break-before="auto" style:column-width="85.4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9.14pt"/>
    </style:style>
    <style:style style:name="co6" style:family="table-column">
      <style:table-column-properties fo:break-before="auto" style:column-width="79.9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5.96pt" fo:break-before="auto" style:use-optimal-row-height="true"/>
    </style:style>
    <style:style style:name="ro4" style:family="table-row">
      <style:table-row-properties style:row-height="90.99pt" fo:break-before="auto" style:use-optimal-row-height="true"/>
    </style:style>
    <style:style style:name="ro5" style:family="table-row">
      <style:table-row-properties style:row-height="89.55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cccccc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diagonal-bl-tr="none" style:text-align-source="fix" style:repeat-content="false" fo:border-left="2.01pt solid #000000" fo:border-right="0.06pt solid #000000" fo:border-top="2.01pt solid #000000"/>
      <style:paragraph-properties fo:text-align="center" fo:margin-left="0pt"/>
    </style:style>
    <style:style style:name="ce9" style:family="table-cell" style:parent-style-name="Default">
      <style:table-cell-properties fo:border-bottom="0.06pt solid #000000" style:diagonal-bl-tr="none" style:text-align-source="fix" style:repeat-content="false" fo:border-left="2.01pt solid #000000" fo:border-right="0.06pt solid #000000" fo:border-top="0.06pt solid #000000"/>
      <style:paragraph-properties fo:text-align="center" fo:margin-left="0pt"/>
    </style:style>
    <style:style style:name="ce10" style:family="table-cell" style:parent-style-name="Default">
      <style:table-cell-properties fo:border-bottom="2.01pt solid #000000" style:diagonal-bl-tr="none" style:text-align-source="fix" style:repeat-content="false" fo:border-left="2.01pt solid #000000" fo:border-right="0.06pt solid #000000" fo:border-top="0.06pt solid #000000"/>
      <style:paragraph-properties fo:text-align="center" fo:margin-left="0pt"/>
    </style:style>
    <style:style style:name="ce11" style:family="table-cell" style:parent-style-name="Default">
      <style:table-cell-properties style:rotation-angle="315" style:rotation-align="top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315" style:rotation-align="top" style:vertical-align="top"/>
      <style:paragraph-properties fo:text-align="start" fo:margin-left="0pt"/>
    </style:style>
    <style:style style:name="ce14" style:family="table-cell" style:parent-style-name="Default">
      <style:table-cell-properties fo:border-bottom="0.06pt solid #000000" style:diagonal-bl-tr="none" style:text-align-source="fix" style:repeat-content="false" fo:border-left="0.06pt solid #000000" fo:border-right="0.06pt solid #000000" fo:border-top="2.01pt solid #000000"/>
      <style:paragraph-properties fo:text-align="center" fo:margin-left="0pt"/>
    </style:style>
    <style:style style:name="ce15" style:family="table-cell" style:parent-style-name="Default">
      <style:table-cell-properties style:diagonal-bl-tr="none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fo:border-bottom="2.01pt solid #000000" style:diagonal-bl-tr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17" style:family="table-cell" style:parent-style-name="Default">
      <style:table-cell-properties fo:border-bottom="0.06pt solid #000000" style:diagonal-bl-tr="none" style:text-align-source="fix" style:repeat-content="false" fo:border-left="0.06pt solid #000000" fo:border-right="2.01pt solid #000000" fo:border-top="2.01pt solid #000000"/>
      <style:paragraph-properties fo:text-align="center" fo:margin-left="0pt"/>
    </style:style>
    <style:style style:name="ce18" style:family="table-cell" style:parent-style-name="Default">
      <style:table-cell-properties fo:border-bottom="0.06pt solid #000000" style:diagonal-bl-tr="none" style:text-align-source="fix" style:repeat-content="false" fo:border-left="0.06pt solid #000000" fo:border-right="2.01pt solid #000000" fo:border-top="0.06pt solid #000000"/>
      <style:paragraph-properties fo:text-align="center" fo:margin-left="0pt"/>
    </style:style>
    <style:style style:name="ce19" style:family="table-cell" style:parent-style-name="Default">
      <style:table-cell-properties fo:border-bottom="2.01pt solid #000000" style:diagonal-bl-tr="none" style:text-align-source="fix" style:repeat-content="false" fo:border-left="0.06pt solid #000000" fo:border-right="2.01pt solid #000000" fo:border-top="0.06pt solid #000000"/>
      <style:paragraph-properties fo:text-align="center" fo:margin-left="0pt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4e9a06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text-outline="false" style:text-line-through-style="none" style:text-line-through-type="none" style:font-name="Monospace" fo:font-size="10pt" fo:language="en" fo:country="US" fo:text-shadow="none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text-outline="false" style:text-line-through-style="none" style:text-line-through-type="none" style:font-name="Monospace" fo:font-size="10pt" fo:language="en" fo:country="US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2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29" style:family="table-cell" style:parent-style-name="Default">
      <style:text-properties fo:font-size="12pt" style:font-size-asian="12pt" style:font-size-complex="12pt"/>
    </style:style>
    <style:style style:name="ce3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text-line-through-type="none" style:font-name="Monospac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1">
      <style:table-cell-properties fo:border-bottom="0.26pt solid #000000" style:text-align-source="fix" style:repeat-content="false" fo:border-left="2.01pt solid #000000" fo:border-right="0.26pt solid #000000" fo:border-top="2.01pt solid #000000"/>
      <style:paragraph-properties fo:text-align="center" fo:margin-left="0p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1">
      <style:table-cell-properties fo:border-bottom="0.26pt solid #000000" style:text-align-source="fix" style:repeat-content="false" fo:border-left="2.01pt solid #000000" fo:border-right="0.26pt solid #000000" fo:border-top="0.26pt solid #000000"/>
      <style:paragraph-properties fo:text-align="center" fo:margin-left="0p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26pt solid #000000" fo:border-top="0.26pt solid #000000"/>
      <style:paragraph-properties fo:text-align="center" fo:margin-left="0p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2.01pt solid #000000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fo:border="0.26pt solid #000000"/>
      <style:paragraph-properties fo:text-align="center" fo:margin-left="0pt"/>
    </style:style>
    <style:style style:name="ce38" style:family="table-cell" style:parent-style-name="Default">
      <style:table-cell-properties fo:border-bottom="2.01pt solid #000000" style:text-align-source="fix" style:repeat-content="false" fo:border-left="0.26pt solid #000000" fo:border-right="0.26pt solid #000000" fo:border-top="0.26pt solid #000000"/>
      <style:paragraph-properties fo:text-align="center" fo:margin-left="0pt"/>
    </style:style>
    <style:style style:name="ce39" style:family="table-cell" style:parent-style-name="Default">
      <style:table-cell-properties fo:border-bottom="0.26pt solid #000000" style:text-align-source="fix" style:repeat-content="false" fo:border-left="0.26pt solid #000000" fo:border-right="2.01pt solid #000000" fo:border-top="2.01pt solid #000000"/>
      <style:paragraph-properties fo:text-align="center" fo:margin-left="0pt"/>
    </style:style>
    <style:style style:name="ce40" style:family="table-cell" style:parent-style-name="Default">
      <style:table-cell-properties fo:border-bottom="0.26pt solid #000000" style:text-align-source="fix" style:repeat-content="false" fo:border-left="0.26pt solid #000000" fo:border-right="2.01pt solid #000000" fo:border-top="0.26pt solid #000000"/>
      <style:paragraph-properties fo:text-align="center" fo:margin-left="0pt"/>
    </style:style>
    <style:style style:name="ce41" style:family="table-cell" style:parent-style-name="Default">
      <style:table-cell-properties fo:border-bottom="2.01pt solid #000000" style:text-align-source="fix" style:repeat-content="false" fo:border-left="0.26pt solid #000000" fo:border-right="2.01pt solid #000000" fo:border-top="0.26pt solid #000000"/>
      <style:paragraph-properties fo:text-align="center" fo:margin-left="0pt"/>
    </style:style>
    <style:style style:name="T1" style:family="text">
      <style:text-properties fo:color="#000000" style:font-name="Monospace" fo:font-size="10pt" style:font-name-asian="Monospace" style:font-name-complex="Monospace" style:font-size-asian="10pt" style:font-size-complex="10pt"/>
    </style:style>
    <style:style style:name="T2" style:family="text">
      <style:text-properties style:font-name="Monospace" fo:font-size="10pt" style:font-name-asian="Monospace" style:font-name-complex="Monospace" style:font-size-asian="10pt" style:font-size-complex="10pt" fo:color="#c9802b" fo:font-style="italic" style:font-style-asian="italic" style:font-style-complex="italic"/>
    </style:style>
    <style:style style:name="T3" style:family="text">
      <style:text-properties style:font-name="Monospace" fo:font-size="10pt" style:font-name-asian="Monospace" style:font-name-complex="Monospace" style:font-size-asian="10pt" style:font-size-complex="10pt" fo:color="#c9802b" fo:font-style="italic" style:font-style-asian="italic" style:font-style-complex="italic" style:text-underline-style="solid" style:text-underline-width="auto" style:text-underline-color="font-color"/>
    </style:style>
    <style:style style:name="T4" style:family="text">
      <style:text-properties style:font-name="Monospace" fo:font-size="10pt" style:font-name-asian="Monospace" style:font-name-complex="Monospace" style:font-size-asian="10pt" style:font-size-complex="10pt" fo:color="#000000"/>
    </style:style>
    <style:style style:name="T5" style:family="text">
      <style:text-properties style:font-name="Monospace" fo:font-size="10pt" style:font-name-asian="Monospace" style:font-name-complex="Monospace" style:font-size-asian="10pt" style:font-size-complex="10pt" fo:color="#800000"/>
    </style:style>
    <style:style style:name="T6" style:family="text">
      <style:text-properties style:font-name="Monospace" fo:font-size="10pt" style:font-name-asian="Monospace" style:font-name-complex="Monospace" style:font-size-asian="10pt" style:font-size-complex="10pt" fo:color="#0000ff"/>
    </style:style>
    <style:style style:name="T7" style:family="text">
      <style:text-properties style:font-size-complex="10pt" fo:color="#000000" style:font-name="Monospace" fo:font-size="10pt" style:font-name-asian="Monospace" style:font-name-complex="Monospace" style:font-size-asian="10pt"/>
    </style:style>
    <style:style style:name="T8" style:family="text">
      <style:text-properties style:font-size-complex="10pt" style:font-name="Monospace" fo:font-size="10pt" style:font-name-asian="Monospace" style:font-name-complex="Monospace" style:font-size-asian="10pt" style:font-style-complex="italic" fo:font-style="italic" fo:color="#c9802b" style:font-style-asian="italic"/>
    </style:style>
    <style:style style:name="T9" style:family="text">
      <style:text-properties style:font-size-complex="10pt" style:font-name="Monospace" fo:font-size="10pt" style:font-name-asian="Monospace" style:font-name-complex="Monospace" style:font-size-asian="10pt" style:font-style-complex="italic" fo:font-style="italic" fo:color="#c9802b" style:font-style-asian="italic" style:text-underline-style="solid" style:text-underline-width="auto" style:text-underline-color="font-color"/>
    </style:style>
    <style:style style:name="T10" style:family="text">
      <style:text-properties style:font-size-complex="10pt" style:font-name="Monospace" fo:font-size="10pt" style:font-name-asian="Monospace" style:font-name-complex="Monospace" style:font-size-asian="10pt" fo:color="#000000"/>
    </style:style>
    <style:style style:name="T11" style:family="text">
      <style:text-properties style:font-size-complex="10pt" style:font-name="Monospace" fo:font-size="10pt" style:font-name-asian="Monospace" style:font-name-complex="Monospace" style:font-size-asian="10pt" fo:color="#800000"/>
    </style:style>
    <style:style style:name="T12" style:family="text">
      <style:text-properties style:font-size-complex="10pt" style:font-name="Monospace" fo:font-size="10pt" style:font-name-asian="Monospace" style:font-name-complex="Monospace" style:font-size-asian="10pt" fo:color="#c9802b" fo:font-style="italic" style:font-style-asian="italic" style:font-style-complex="italic"/>
    </style:style>
    <style:style style:name="T13" style:family="text">
      <style:text-properties style:font-size-complex="10pt" style:font-name="Monospace" fo:font-size="10pt" style:font-name-asian="Monospace" style:font-name-complex="Monospace" style:font-size-asian="10pt" fo:color="#0000ff"/>
    </style:style>
    <style:style style:name="T14" style:family="text">
      <style:text-properties style:font-name="Monospace" fo:font-size="10pt" style:font-name-asian="Monospace" style:font-name-complex="Monospace" style:font-size-asian="10pt" style:font-size-complex="10pt" fo:color="#4e9a06"/>
    </style:style>
    <style:style style:name="T15" style:family="text">
      <style:text-properties style:font-size-complex="10pt" style:font-name="Monospace" fo:font-size="10pt" style:font-name-asian="Monospace" style:font-name-complex="Monospace" style:font-size-asian="10pt" style:font-style-asian="italic" fo:color="#c9802b" fo:font-style="italic" style:font-style-complex="italic"/>
    </style:style>
    <style:style style:name="T16" style:family="text">
      <style:text-properties style:font-size-complex="10pt" style:font-name="Monospace" fo:font-size="10pt" style:font-name-asian="Monospace" style:font-name-complex="Monospace" style:font-size-asian="10pt" style:font-style-asian="italic" fo:color="#c9802b" fo:font-style="italic" style:font-style-complex="italic" style:text-underline-style="solid" style:text-underline-width="auto" style:text-underline-color="font-color"/>
    </style:style>
    <style:style style:name="T17" style:family="text">
      <style:text-properties fo:color="#4e9a06" style:font-name="Monospace" fo:font-size="10pt" style:text-underline-style="solid" style:text-underline-width="auto" style:text-underline-color="font-color" style:font-name-asian="Monospace" style:font-name-complex="Monospace" style:font-size-asian="10pt" style:font-size-complex="10pt"/>
    </style:style>
    <style:style style:name="T18" style:family="text">
      <style:text-properties style:font-name="Monospace" fo:font-size="10pt" style:font-name-asian="Monospace" style:font-name-complex="Monospace" style:font-size-asian="10pt" style:font-size-complex="10pt" fo:color="#000000" style:text-underline-style="solid" style:text-underline-width="auto" style:text-underline-color="font-color"/>
    </style:style>
  </office:automatic-styles>
  <office:body>
    <office:spreadsheet>
      <table:table table:name="Run info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2 layer net</text:p>
          </table:table-cell>
          <table:covered-table-cell table:number-columns-repeated="10" table:style-name="ce4"/>
          <table:covered-table-cell/>
          <table:table-cell table:number-columns-repeated="2"/>
          <table:table-cell table:style-name="ce20" office:value-type="string" calcext:value-type="string">
            <text:p>LAYERS = [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True Class \ Column #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3"/>
          <table:table-cell table:style-name="ce21" office:value-type="string" calcext:value-type="string">
            <text:p>#1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Class: 0</text:p>
          </table:table-cell>
          <table:table-cell table:style-name="ce8" office:value-type="float" office:value="5309" calcext:value-type="float">
            <text:p>530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4" calcext:value-type="float">
            <text:p>17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51" calcext:value-type="float">
            <text:p>51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<text:s/>Entropy: 0.476</text:p>
          </table:table-cell>
          <table:table-cell table:number-columns-repeated="2"/>
          <table:table-cell table:style-name="ce22" office:value-type="string" calcext:value-type="string">
            <text:p><text:span text:style-name="T1">          {</text:span><text:span text:style-name="T2">"</text:span><text:span text:style-name="T3">Layerdef</text:span><text:span text:style-name="T2">"</text:span><text:span text:style-name="T4">:CorruptionLayerDef(</text:span><text:span text:style-name="T5">0.2</text:span><text:span text:style-name="T4">),</text:span>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Class: 1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6329" calcext:value-type="float">
            <text:p>6329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6" calcext:value-type="float">
            <text:p>116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78" calcext:value-type="float">
            <text:p>178</text:p>
          </table:table-cell>
          <table:table-cell table:style-name="ce18" office:value-type="float" office:value="18" calcext:value-type="float">
            <text:p>18</text:p>
          </table:table-cell>
          <table:table-cell office:value-type="string" calcext:value-type="string">
            <text:p><text:s/>Entropy: 0.322</text:p>
          </table:table-cell>
          <table:table-cell table:number-columns-repeated="2"/>
          <table:table-cell table:style-name="ce23" office:value-type="string" calcext:value-type="string">
            <text:p><text:span text:style-name="T1">           </text:span><text:span text:style-name="T2">"Train"</text:span><text:span text:style-name="T4">:</text:span><text:span text:style-name="T6">False</text:span><text:span text:style-name="T4">},</text:span>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Class: 2</text:p>
          </table:table-cell>
          <table:table-cell table:style-name="ce9" office:value-type="float" office:value="31" calcext:value-type="float">
            <text:p>3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5482" calcext:value-type="float">
            <text:p>5482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float" office:value="94" calcext:value-type="float">
            <text:p>94</text:p>
          </table:table-cell>
          <table:table-cell table:style-name="ce15" office:value-type="float" office:value="37" calcext:value-type="float">
            <text:p>37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151" calcext:value-type="float">
            <text:p>151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<text:s/>Entropy: 0.424</text:p>
          </table:table-cell>
          <table:table-cell table:number-columns-repeated="2"/>
          <table:table-cell table:style-name="ce21" office:value-type="string" calcext:value-type="string">
            <text:p>#2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Class: 3</text:p>
          </table:table-cell>
          <table:table-cell table:style-name="ce9" office:value-type="float" office:value="10" calcext:value-type="float">
            <text:p>10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415" calcext:value-type="float">
            <text:p>415</text:p>
          </table:table-cell>
          <table:table-cell table:style-name="ce15" office:value-type="float" office:value="4689" calcext:value-type="float">
            <text:p>4689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244" calcext:value-type="float">
            <text:p>244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564" calcext:value-type="float">
            <text:p>564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<text:s/>Entropy: 0.905</text:p>
          </table:table-cell>
          <table:table-cell table:number-columns-repeated="2"/>
          <table:table-cell table:style-name="ce22" office:value-type="string" calcext:value-type="string">
            <text:p><text:span text:style-name="T7">          {</text:span><text:span text:style-name="T8">"</text:span><text:span text:style-name="T9">Layerdef</text:span><text:span text:style-name="T8">"</text:span><text:span text:style-name="T10">:ConvLayerDef(</text:span><text:span text:style-name="T11">5</text:span><text:span text:style-name="T10">,</text:span><text:span text:style-name="T11">2</text:span><text:span text:style-name="T10">,</text:span><text:span text:style-name="T11">2</text:span><text:span text:style-name="T10">,padding=</text:span><text:span text:style-name="T12">'SAME'</text:span><text:span text:style-name="T10">,tied_weights=</text:span><text:span text:style-name="T13">False</text:span><text:span text:style-name="T10"> ),</text:span>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Class: 4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23" calcext:value-type="float">
            <text:p>12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704" calcext:value-type="float">
            <text:p>4704</text:p>
          </table:table-cell>
          <table:table-cell table:style-name="ce15" office:value-type="float" office:value="104" calcext:value-type="float">
            <text:p>104</text:p>
          </table:table-cell>
          <table:table-cell table:style-name="ce15" office:value-type="float" office:value="121" calcext:value-type="float">
            <text:p>121</text:p>
          </table:table-cell>
          <table:table-cell table:style-name="ce15" office:value-type="float" office:value="316" calcext:value-type="float">
            <text:p>316</text:p>
          </table:table-cell>
          <table:table-cell table:style-name="ce15" office:value-type="float" office:value="40" calcext:value-type="float">
            <text:p>40</text:p>
          </table:table-cell>
          <table:table-cell table:style-name="ce18" office:value-type="float" office:value="423" calcext:value-type="float">
            <text:p>423</text:p>
          </table:table-cell>
          <table:table-cell office:value-type="string" calcext:value-type="string">
            <text:p><text:s/>Entropy: 0.801</text:p>
          </table:table-cell>
          <table:table-cell table:number-columns-repeated="2"/>
          <table:table-cell table:style-name="ce23" office:value-type="string" calcext:value-type="string">
            <text:p><text:span text:style-name="T1">              </text:span><text:span text:style-name="T2">"Pretrain_epochs"</text:span><text:span text:style-name="T4">:-</text:span><text:span text:style-name="T5">1</text:span><text:span text:style-name="T4">,</text:span>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Class: 5</text:p>
          </table:table-cell>
          <table:table-cell table:style-name="ce9" office:value-type="float" office:value="32" calcext:value-type="float">
            <text:p>3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98" calcext:value-type="float">
            <text:p>298</text:p>
          </table:table-cell>
          <table:table-cell table:style-name="ce15" office:value-type="float" office:value="1174" calcext:value-type="float">
            <text:p>1174</text:p>
          </table:table-cell>
          <table:table-cell table:style-name="ce15" office:value-type="float" office:value="176" calcext:value-type="float">
            <text:p>176</text:p>
          </table:table-cell>
          <table:table-cell table:style-name="ce15" office:value-type="float" office:value="3285" calcext:value-type="float">
            <text:p>3285</text:p>
          </table:table-cell>
          <table:table-cell table:style-name="ce15" office:value-type="float" office:value="94" calcext:value-type="float">
            <text:p>94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322" calcext:value-type="float">
            <text:p>322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<text:s/>Entropy: 1.213</text:p>
          </table:table-cell>
          <table:table-cell table:number-columns-repeated="2"/>
          <table:table-cell table:style-name="ce23" office:value-type="string" calcext:value-type="string">
            <text:p><text:span text:style-name="T1">              </text:span><text:span text:style-name="T2">"Patience"</text:span><text:span text:style-name="T4">: DEFAULT_PATIENCE,</text:span>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Class: 6</text:p>
          </table:table-cell>
          <table:table-cell table:style-name="ce9" office:value-type="float" office:value="38" calcext:value-type="float">
            <text:p>38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704" calcext:value-type="float">
            <text:p>704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24" calcext:value-type="float">
            <text:p>124</text:p>
          </table:table-cell>
          <table:table-cell table:style-name="ce15" office:value-type="float" office:value="4989" calcext:value-type="float">
            <text:p>498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<text:s/>Entropy: 0.568</text:p>
          </table:table-cell>
          <table:table-cell table:number-columns-repeated="2"/>
          <table:table-cell table:style-name="ce23" office:value-type="string" calcext:value-type="string">
            <text:p><text:span text:style-name="T1">              </text:span><text:span text:style-name="T2">"Patience_delta"</text:span><text:span text:style-name="T4">: DEFAULT_PATIENCE_DELTA,</text:span>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Class: 7</text:p>
          </table:table-cell>
          <table:table-cell table:style-name="ce9" office:value-type="float" office:value="16" calcext:value-type="float">
            <text:p>16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float" office:value="95" calcext:value-type="float">
            <text:p>9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92" calcext:value-type="float">
            <text:p>592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223" calcext:value-type="float">
            <text:p>5223</text:p>
          </table:table-cell>
          <table:table-cell table:style-name="ce15" office:value-type="float" office:value="65" calcext:value-type="float">
            <text:p>65</text:p>
          </table:table-cell>
          <table:table-cell table:style-name="ce18" office:value-type="float" office:value="208" calcext:value-type="float">
            <text:p>208</text:p>
          </table:table-cell>
          <table:table-cell office:value-type="string" calcext:value-type="string">
            <text:p><text:s/>Entropy: 0.667</text:p>
          </table:table-cell>
          <table:table-cell table:number-columns-repeated="2"/>
          <table:table-cell table:style-name="ce24" office:value-type="string" calcext:value-type="string">
            <text:p><text:span text:style-name="T1">          }, </text:span><text:span text:style-name="T14">#out: 14</text:span>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Class: 8</text:p>
          </table:table-cell>
          <table:table-cell table:style-name="ce9" office:value-type="float" office:value="6" calcext:value-type="float">
            <text:p>6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528" calcext:value-type="float">
            <text:p>528</text:p>
          </table:table-cell>
          <table:table-cell table:style-name="ce15" office:value-type="float" office:value="426" calcext:value-type="float">
            <text:p>426</text:p>
          </table:table-cell>
          <table:table-cell table:style-name="ce15" office:value-type="float" office:value="114" calcext:value-type="float">
            <text:p>114</text:p>
          </table:table-cell>
          <table:table-cell table:style-name="ce15" office:value-type="float" office:value="508" calcext:value-type="float">
            <text:p>508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float" office:value="4150" calcext:value-type="float">
            <text:p>4150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<text:s/>Entropy: 1.049</text:p>
          </table:table-cell>
          <table:table-cell table:number-columns-repeated="2"/>
          <table:table-cell table:style-name="ce22" office:value-type="string" calcext:value-type="string">
            <text:p><text:span text:style-name="T7">          {</text:span><text:span text:style-name="T8">'</text:span><text:span text:style-name="T9">Layerdef</text:span><text:span text:style-name="T8">'</text:span><text:span text:style-name="T10">:FCLayerDef(</text:span><text:span text:style-name="T11">4</text:span><text:span text:style-name="T10">,sparsity_target=</text:span><text:span text:style-name="T11">0.0</text:span><text:span text:style-name="T10">, sparsity_lr=</text:span><text:span text:style-name="T11">0.0</text:span><text:span text:style-name="T10"> , activation_entropy_lr=</text:span><text:span text:style-name="T11">0.0</text:span><text:span text:style-name="T10">, tied_weights=</text:span><text:span text:style-name="T13">False</text:span><text:span text:style-name="T10">),</text:span>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Class: 9</text:p>
          </table:table-cell>
          <table:table-cell table:style-name="ce10" office:value-type="float" office:value="15" calcext:value-type="float">
            <text:p>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78" calcext:value-type="float">
            <text:p>78</text:p>
          </table:table-cell>
          <table:table-cell table:style-name="ce16" office:value-type="float" office:value="71" calcext:value-type="float">
            <text:p>71</text:p>
          </table:table-cell>
          <table:table-cell table:style-name="ce16" office:value-type="float" office:value="3290" calcext:value-type="float">
            <text:p>329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38" calcext:value-type="float">
            <text:p>738</text:p>
          </table:table-cell>
          <table:table-cell table:style-name="ce16" office:value-type="float" office:value="85" calcext:value-type="float">
            <text:p>85</text:p>
          </table:table-cell>
          <table:table-cell table:style-name="ce19" office:value-type="float" office:value="1621" calcext:value-type="float">
            <text:p>1621</text:p>
          </table:table-cell>
          <table:table-cell office:value-type="string" calcext:value-type="string">
            <text:p><text:s/>Entropy: 1.170</text:p>
          </table:table-cell>
          <table:table-cell table:number-columns-repeated="2"/>
          <table:table-cell table:style-name="ce23" office:value-type="string" calcext:value-type="string">
            <text:p><text:span text:style-name="T1">           </text:span><text:span text:style-name="T2">"Pretrain_epochs"</text:span><text:span text:style-name="T4">:-</text:span><text:span text:style-name="T5">1</text:span><text:span text:style-name="T4">,</text:span></text:p>
          </table:table-cell>
          <table:table-cell table:number-columns-repeated="8"/>
        </table:table-row>
        <table:table-row table:style-name="ro3">
          <table:table-cell/>
          <table:table-cell table:style-name="ce11" office:value-type="string" calcext:value-type="string">
            <text:p><text:s/>Entropy: 0.174</text:p>
          </table:table-cell>
          <table:table-cell table:style-name="ce11" office:value-type="string" calcext:value-type="string">
            <text:p><text:s/>Entropy: 0.157</text:p>
          </table:table-cell>
          <table:table-cell table:style-name="ce11" office:value-type="string" calcext:value-type="string">
            <text:p><text:s/>Entropy: 1.203</text:p>
          </table:table-cell>
          <table:table-cell table:style-name="ce11" office:value-type="string" calcext:value-type="string">
            <text:p><text:s/>Entropy: 0.839</text:p>
          </table:table-cell>
          <table:table-cell table:style-name="ce11" office:value-type="string" calcext:value-type="string">
            <text:p><text:s/>Entropy: 1.108</text:p>
          </table:table-cell>
          <table:table-cell table:style-name="ce11" office:value-type="string" calcext:value-type="string">
            <text:p><text:s/>Entropy: 1.221</text:p>
          </table:table-cell>
          <table:table-cell table:style-name="ce11" office:value-type="string" calcext:value-type="string">
            <text:p><text:s/>Entropy: 0.404</text:p>
          </table:table-cell>
          <table:table-cell table:style-name="ce11" office:value-type="string" calcext:value-type="string">
            <text:p><text:s/>Entropy: 0.728</text:p>
          </table:table-cell>
          <table:table-cell table:style-name="ce11" office:value-type="string" calcext:value-type="string">
            <text:p><text:s/>Entropy: 1.033</text:p>
          </table:table-cell>
          <table:table-cell table:style-name="ce11" office:value-type="string" calcext:value-type="string">
            <text:p><text:s/>Entropy: 0.887</text:p>
          </table:table-cell>
          <table:table-cell table:number-columns-repeated="3"/>
          <table:table-cell table:style-name="ce23" office:value-type="string" calcext:value-type="string">
            <text:p><text:span text:style-name="T1">           </text:span><text:span text:style-name="T2">"Patience"</text:span><text:span text:style-name="T4">: DEFAULT_PATIENCE,</text:span></text:p>
          </table:table-cell>
          <table:table-cell table:number-columns-repeated="8"/>
        </table:table-row>
        <table:table-row table:style-name="ro2">
          <table:table-cell table:style-name="ce3" table:number-columns-repeated="9"/>
          <table:table-cell table:number-columns-repeated="5"/>
          <table:table-cell table:style-name="ce23" office:value-type="string" calcext:value-type="string">
            <text:p><text:span text:style-name="T1">           </text:span><text:span text:style-name="T2">"Patience_delta"</text:span><text:span text:style-name="T4">: DEFAULT_PATIENCE_DELTA*</text:span><text:span text:style-name="T5">0.1</text:span><text:span text:style-name="T4">,</text:span>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Accuracy: 0.791366666667</text:p>
          </table:table-cell>
          <table:table-cell table:style-name="ce3" table:number-columns-repeated="8"/>
          <table:table-cell table:number-columns-repeated="5"/>
          <table:table-cell table:style-name="ce23" office:value-type="string" calcext:value-type="string">
            <text:p><text:span text:style-name="T1">           </text:span><text:span text:style-name="T2">'Use_To_Map_Samples'</text:span><text:span text:style-name="T4">:</text:span><text:span text:style-name="T6">True</text:span><text:span text:style-name="T4">,</text:span></text:p>
          </table:table-cell>
          <table:table-cell table:number-columns-repeated="8"/>
        </table:table-row>
        <table:table-row table:style-name="ro2">
          <table:table-cell table:style-name="ce3" table:number-columns-repeated="9"/>
          <table:table-cell table:number-columns-repeated="5"/>
          <table:table-cell table:style-name="ce23" office:value-type="string" calcext:value-type="string">
            <text:p><text:span text:style-name="T1">           </text:span><text:span text:style-name="T2">"Convergence_threshold"</text:span><text:span text:style-name="T4">:</text:span><text:span text:style-name="T5">0.98</text:span></text:p>
          </table:table-cell>
          <table:table-cell table:number-columns-repeated="8"/>
        </table:table-row>
        <table:table-row table:style-name="ro2">
          <table:table-cell table:style-name="ce3" table:number-columns-repeated="9"/>
          <table:table-cell table:number-columns-repeated="5"/>
          <table:table-cell table:style-name="ce20" office:value-type="string" calcext:value-type="string">
            <text:p><text:s text:c="11"/>},</text:p>
          </table:table-cell>
          <table:table-cell table:number-columns-repeated="8"/>
        </table:table-row>
        <table:table-row table:style-name="ro2" table:number-rows-repeated="6">
          <table:table-cell table:style-name="ce3" table:number-columns-repeated="9"/>
          <table:table-cell table:number-columns-repeated="14"/>
        </table:table-row>
        <table:table-row table:style-name="ro1">
          <table:table-cell table:style-name="ce1"/>
          <table:table-cell table:style-name="ce4" table:number-columns-repeated="10"/>
          <table:table-cell table:number-columns-repeated="12"/>
        </table:table-row>
        <table:table-row table:style-name="ro1">
          <table:table-cell table:style-name="ce1" office:value-type="string" calcext:value-type="string" table:number-columns-spanned="12" table:number-rows-spanned="1">
            <text:p>4 layer net</text:p>
          </table:table-cell>
          <table:covered-table-cell table:number-columns-repeated="10" table:style-name="ce4"/>
          <table:covered-table-cell/>
          <table:table-cell table:number-columns-repeated="11"/>
        </table:table-row>
        <table:table-row table:style-name="ro2">
          <table:table-cell table:style-name="ce4" office:value-type="string" calcext:value-type="string">
            <text:p>True Class\Anchor Clas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2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12" office:value-type="float" office:value="5508" calcext:value-type="float">
            <text:p>550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22" calcext:value-type="float">
            <text:p>322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office:value-type="string" calcext:value-type="string">
            <text:p>Entropy: 0.310358345917</text:p>
          </table:table-cell>
          <table:table-cell table:number-columns-repeated="2"/>
          <table:table-cell table:style-name="ce20" office:value-type="string" calcext:value-type="string">
            <text:p>LAYERS = [</text:p>
          </table:table-cell>
          <table:table-cell table:number-columns-repeated="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480" calcext:value-type="float">
            <text:p>6480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8" calcext:value-type="float">
            <text:p>68</text:p>
          </table:table-cell>
          <table:table-cell office:value-type="string" calcext:value-type="string">
            <text:p>Entropy: 0.226100100817</text:p>
          </table:table-cell>
          <table:table-cell table:number-columns-repeated="2"/>
          <table:table-cell table:style-name="ce21" office:value-type="string" calcext:value-type="string">
            <text:p>#1</text:p>
          </table:table-cell>
          <table:table-cell table:number-columns-repeated="8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761" calcext:value-type="float">
            <text:p>4761</text:p>
          </table:table-cell>
          <table:table-cell table:style-name="ce12" office:value-type="float" office:value="344" calcext:value-type="float">
            <text:p>344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31" calcext:value-type="float">
            <text:p>631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7" calcext:value-type="float">
            <text:p>17</text:p>
          </table:table-cell>
          <table:table-cell office:value-type="string" calcext:value-type="string">
            <text:p>Entropy: 0.754830788031</text:p>
          </table:table-cell>
          <table:table-cell table:number-columns-repeated="2"/>
          <table:table-cell table:style-name="ce22" office:value-type="string" calcext:value-type="string">
            <text:p><text:span text:style-name="T1">          {</text:span><text:span text:style-name="T2">"</text:span><text:span text:style-name="T3">Layerdef</text:span><text:span text:style-name="T2">"</text:span><text:span text:style-name="T4">:CorruptionLayerDef(</text:span><text:span text:style-name="T5">0.2</text:span><text:span text:style-name="T4">),</text:span></text:p>
          </table:table-cell>
          <table:table-cell table:number-columns-repeated="8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4960" calcext:value-type="float">
            <text:p>496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56" calcext:value-type="float">
            <text:p>85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50" calcext:value-type="float">
            <text:p>50</text:p>
          </table:table-cell>
          <table:table-cell office:value-type="string" calcext:value-type="string">
            <text:p>Entropy: 0.683241386449</text:p>
          </table:table-cell>
          <table:table-cell table:number-columns-repeated="2"/>
          <table:table-cell table:style-name="ce23" office:value-type="string" calcext:value-type="string">
            <text:p><text:span text:style-name="T1">           </text:span><text:span text:style-name="T2">"Train"</text:span><text:span text:style-name="T4">:</text:span><text:span text:style-name="T6">False</text:span><text:span text:style-name="T4">},</text:span></text:p>
          </table:table-cell>
          <table:table-cell table:number-columns-repeated="8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042" calcext:value-type="float">
            <text:p>4042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632" calcext:value-type="float">
            <text:p>63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07" calcext:value-type="float">
            <text:p>1007</text:p>
          </table:table-cell>
          <table:table-cell office:value-type="string" calcext:value-type="string">
            <text:p>Entropy: 0.93101758121</text:p>
          </table:table-cell>
          <table:table-cell table:number-columns-repeated="2"/>
          <table:table-cell table:style-name="ce21" office:value-type="string" calcext:value-type="string">
            <text:p>#2</text:p>
          </table:table-cell>
          <table:table-cell table:number-columns-repeated="8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2253" calcext:value-type="float">
            <text:p>225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184" calcext:value-type="float">
            <text:p>2184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760" calcext:value-type="float">
            <text:p>760</text:p>
          </table:table-cell>
          <table:table-cell office:value-type="string" calcext:value-type="string">
            <text:p>Entropy: 1.1901664967</text:p>
          </table:table-cell>
          <table:table-cell table:number-columns-repeated="2"/>
          <table:table-cell table:style-name="ce22" office:value-type="string" calcext:value-type="string">
            <text:p><text:span text:style-name="T7">          {</text:span><text:span text:style-name="T8">"</text:span><text:span text:style-name="T9">Layerdef</text:span><text:span text:style-name="T8">"</text:span><text:span text:style-name="T10">:ConvLayerDef(</text:span><text:span text:style-name="T11">5</text:span><text:span text:style-name="T10">,</text:span><text:span text:style-name="T11">2</text:span><text:span text:style-name="T10">,</text:span><text:span text:style-name="T11">4</text:span><text:span text:style-name="T10">,padding=</text:span><text:span text:style-name="T12">'SAME'</text:span><text:span text:style-name="T10">,tied_weights=</text:span><text:span text:style-name="T13">False</text:span><text:span text:style-name="T10"> ),</text:span></text:p>
          </table:table-cell>
          <table:table-cell table:number-columns-repeated="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2" office:value-type="float" office:value="241" calcext:value-type="float">
            <text:p>24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137" calcext:value-type="float">
            <text:p>137</text:p>
          </table:table-cell>
          <table:table-cell table:style-name="ce12" office:value-type="float" office:value="5322" calcext:value-type="float">
            <text:p>532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1" calcext:value-type="float">
            <text:p>11</text:p>
          </table:table-cell>
          <table:table-cell office:value-type="string" calcext:value-type="string">
            <text:p>Entropy: 0.474532930451</text:p>
          </table:table-cell>
          <table:table-cell table:number-columns-repeated="2"/>
          <table:table-cell table:style-name="ce23" office:value-type="string" calcext:value-type="string">
            <text:p><text:span text:style-name="T1">              </text:span><text:span text:style-name="T2">"Pretrain_epochs"</text:span><text:span text:style-name="T4">:-</text:span><text:span text:style-name="T5">1</text:span><text:span text:style-name="T4">,</text:span></text:p>
          </table:table-cell>
          <table:table-cell table:number-columns-repeated="8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702" calcext:value-type="float">
            <text:p>570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84" calcext:value-type="float">
            <text:p>184</text:p>
          </table:table-cell>
          <table:table-cell office:value-type="string" calcext:value-type="string">
            <text:p>Entropy: 0.449864942258</text:p>
          </table:table-cell>
          <table:table-cell table:number-columns-repeated="2"/>
          <table:table-cell table:style-name="ce23" office:value-type="string" calcext:value-type="string">
            <text:p><text:span text:style-name="T1">              </text:span><text:span text:style-name="T2">"Patience"</text:span><text:span text:style-name="T4">: DEFAULT_PATIENCE,</text:span></text:p>
          </table:table-cell>
          <table:table-cell table:number-columns-repeated="8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2093" calcext:value-type="float">
            <text:p>2093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981" calcext:value-type="float">
            <text:p>98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208" calcext:value-type="float">
            <text:p>2208</text:p>
          </table:table-cell>
          <table:table-cell table:style-name="ce12" office:value-type="float" office:value="349" calcext:value-type="float">
            <text:p>349</text:p>
          </table:table-cell>
          <table:table-cell office:value-type="string" calcext:value-type="string">
            <text:p>Entropy: 1.38062934655</text:p>
          </table:table-cell>
          <table:table-cell table:number-columns-repeated="2"/>
          <table:table-cell table:style-name="ce23" office:value-type="string" calcext:value-type="string">
            <text:p><text:span text:style-name="T1">              </text:span><text:span text:style-name="T2">"Patience_delta"</text:span><text:span text:style-name="T4">: DEFAULT_PATIENCE_DELTA,</text:span></text:p>
          </table:table-cell>
          <table:table-cell table:number-columns-repeated="8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313" calcext:value-type="float">
            <text:p>1313</text:p>
          </table:table-cell>
          <table:table-cell table:style-name="ce12" office:value-type="float" office:value="104" calcext:value-type="float">
            <text:p>10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968" calcext:value-type="float">
            <text:p>296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419" calcext:value-type="float">
            <text:p>1419</text:p>
          </table:table-cell>
          <table:table-cell office:value-type="string" calcext:value-type="string">
            <text:p>Entropy: 1.19513344285</text:p>
          </table:table-cell>
          <table:table-cell table:number-columns-repeated="2"/>
          <table:table-cell table:style-name="ce24" office:value-type="string" calcext:value-type="string">
            <text:p><text:span text:style-name="T1">          }, </text:span><text:span text:style-name="T14">#out: 14</text:span></text:p>
          </table:table-cell>
          <table:table-cell table:number-columns-repeated="8"/>
        </table:table-row>
        <table:table-row table:style-name="ro4">
          <table:table-cell/>
          <table:table-cell table:style-name="ce13" office:value-type="string" calcext:value-type="string">
            <text:p>Entropy: 0.542811500765</text:p>
          </table:table-cell>
          <table:table-cell table:style-name="ce13" office:value-type="string" calcext:value-type="string">
            <text:p>Entropy: 0.0379910945042</text:p>
          </table:table-cell>
          <table:table-cell table:style-name="ce13" office:value-type="string" calcext:value-type="string">
            <text:p>Entropy: 0.376006928481</text:p>
          </table:table-cell>
          <table:table-cell table:style-name="ce13" office:value-type="string" calcext:value-type="string">
            <text:p>Entropy: 1.32445440586</text:p>
          </table:table-cell>
          <table:table-cell table:style-name="ce13" office:value-type="string" calcext:value-type="string">
            <text:p>Entropy: 0.841556770246</text:p>
          </table:table-cell>
          <table:table-cell table:style-name="ce13" office:value-type="string" calcext:value-type="string">
            <text:p>Entropy: 1.685237828</text:p>
          </table:table-cell>
          <table:table-cell table:style-name="ce13" office:value-type="string" calcext:value-type="string">
            <text:p>Entropy: 0.170354037046</text:p>
          </table:table-cell>
          <table:table-cell table:style-name="ce13" office:value-type="string" calcext:value-type="string">
            <text:p>Entropy: 0.925215588152</text:p>
          </table:table-cell>
          <table:table-cell table:style-name="ce13" office:value-type="string" calcext:value-type="string">
            <text:p>Entropy: 0.105054904845</text:p>
          </table:table-cell>
          <table:table-cell table:style-name="ce13" office:value-type="string" calcext:value-type="string">
            <text:p>Entropy: 1.58735295981</text:p>
          </table:table-cell>
          <table:table-cell table:number-columns-repeated="3"/>
          <table:table-cell table:style-name="ce21" office:value-type="string" calcext:value-type="string">
            <text:p>#3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2" office:value-type="string" calcext:value-type="string">
            <text:p><text:span text:style-name="T7">          {</text:span><text:span text:style-name="T8">"</text:span><text:span text:style-name="T9">Layerdef</text:span><text:span text:style-name="T8">"</text:span><text:span text:style-name="T10">:ConvLayerDef(</text:span><text:span text:style-name="T11">5</text:span><text:span text:style-name="T10">,</text:span><text:span text:style-name="T11">2</text:span><text:span text:style-name="T10">,</text:span><text:span text:style-name="T11">8</text:span><text:span text:style-name="T10">,padding=</text:span><text:span text:style-name="T12">'SAME'</text:span><text:span text:style-name="T10">,tied_weights=</text:span><text:span text:style-name="T13">False</text:span><text:span text:style-name="T10">),</text:span>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ccuracy:</text:p>
          </table:table-cell>
          <table:table-cell office:value-type="float" office:value="0.710145410885806" calcext:value-type="float">
            <text:p>0.7101454109</text:p>
          </table:table-cell>
          <table:table-cell table:number-columns-repeated="12"/>
          <table:table-cell table:style-name="ce23" office:value-type="string" calcext:value-type="string">
            <text:p><text:span text:style-name="T1">               </text:span><text:span text:style-name="T2">"Pretrain_epochs"</text:span><text:span text:style-name="T4">:-</text:span><text:span text:style-name="T5">1</text:span><text:span text:style-name="T4">,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3" office:value-type="string" calcext:value-type="string">
            <text:p><text:span text:style-name="T1">               </text:span><text:span text:style-name="T2">"Patience"</text:span><text:span text:style-name="T4">: DEFAULT_PATIENCE,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3" office:value-type="string" calcext:value-type="string">
            <text:p><text:span text:style-name="T1">               </text:span><text:span text:style-name="T2">"Patience_delta"</text:span><text:span text:style-name="T4">: DEFAULT_PATIENCE_DELTA,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4" office:value-type="string" calcext:value-type="string">
            <text:p><text:span text:style-name="T1">          }, </text:span><text:span text:style-name="T14">#out: 7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1" office:value-type="string" calcext:value-type="string">
            <text:p>#4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2" office:value-type="string" calcext:value-type="string">
            <text:p><text:span text:style-name="T7">          {</text:span><text:span text:style-name="T15">"</text:span><text:span text:style-name="T16">Layerdef</text:span><text:span text:style-name="T15">"</text:span><text:span text:style-name="T10">:ConvLayerDef(</text:span><text:span text:style-name="T11">3</text:span><text:span text:style-name="T10">,</text:span><text:span text:style-name="T11">1</text:span><text:span text:style-name="T10">,</text:span><text:span text:style-name="T11">16</text:span><text:span text:style-name="T10">,tied_weights=</text:span><text:span text:style-name="T13">False</text:span><text:span text:style-name="T10">),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3" office:value-type="string" calcext:value-type="string">
            <text:p><text:span text:style-name="T1">               </text:span><text:span text:style-name="T2">"Pretrain_epochs"</text:span><text:span text:style-name="T4">:-</text:span><text:span text:style-name="T5">1</text:span><text:span text:style-name="T4">,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3" office:value-type="string" calcext:value-type="string">
            <text:p><text:span text:style-name="T1">               </text:span><text:span text:style-name="T2">"Patience"</text:span><text:span text:style-name="T4">: DEFAULT_PATIENCE,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3" office:value-type="string" calcext:value-type="string">
            <text:p><text:span text:style-name="T1">               </text:span><text:span text:style-name="T2">"Patience_delta"</text:span><text:span text:style-name="T4">: DEFAULT_PATIENCE_DELTA,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4" office:value-type="string" calcext:value-type="string">
            <text:p><text:span text:style-name="T1">          }, </text:span><text:span text:style-name="T14">#out:5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1" office:value-type="string" calcext:value-type="string">
            <text:p>#4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2" office:value-type="string" calcext:value-type="string">
            <text:p><text:span text:style-name="T7">          {</text:span><text:span text:style-name="T8">'</text:span><text:span text:style-name="T9">Layerdef</text:span><text:span text:style-name="T8">'</text:span><text:span text:style-name="T10">:FCLayerDef(</text:span><text:span text:style-name="T11">8</text:span><text:span text:style-name="T10">,sparsity_target=</text:span><text:span text:style-name="T11">0.0</text:span><text:span text:style-name="T10">, sparsity_lr=</text:span><text:span text:style-name="T11">0.0</text:span><text:span text:style-name="T10"> , activation_entropy_lr=</text:span><text:span text:style-name="T11">0.0</text:span><text:span text:style-name="T10">, tied_weights=</text:span><text:span text:style-name="T13">False</text:span><text:span text:style-name="T10">),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3" office:value-type="string" calcext:value-type="string">
            <text:p><text:span text:style-name="T1">           </text:span><text:span text:style-name="T2">"Pretrain_epochs"</text:span><text:span text:style-name="T4">:-</text:span><text:span text:style-name="T5">1</text:span><text:span text:style-name="T4">,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3" office:value-type="string" calcext:value-type="string">
            <text:p><text:span text:style-name="T1">           </text:span><text:span text:style-name="T2">"Patience"</text:span><text:span text:style-name="T4">: DEFAULT_PATIENCE,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3" office:value-type="string" calcext:value-type="string">
            <text:p><text:span text:style-name="T1">           </text:span><text:span text:style-name="T2">"Patience_delta"</text:span><text:span text:style-name="T4">: DEFAULT_PATIENCE_DELTA*</text:span><text:span text:style-name="T5">0.1</text:span><text:span text:style-name="T4">,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3" office:value-type="string" calcext:value-type="string">
            <text:p><text:span text:style-name="T1">           </text:span><text:span text:style-name="T2">'Use_To_Map_Samples'</text:span><text:span text:style-name="T4">:</text:span><text:span text:style-name="T6">True</text:span><text:span text:style-name="T4">,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3" office:value-type="string" calcext:value-type="string">
            <text:p><text:span text:style-name="T1">           </text:span><text:span text:style-name="T2">"Convergence_threshold"</text:span><text:span text:style-name="T4">:</text:span><text:span text:style-name="T5">0.95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0" office:value-type="string" calcext:value-type="string">
            <text:p><text:s text:c="11"/>},</text:p>
          </table:table-cell>
          <table:table-cell table:number-columns-repeated="8"/>
        </table:table-row>
        <table:table-row table:style-name="ro2">
          <table:table-cell table:style-name="ce5" table:number-columns-repeated="22"/>
          <table:table-cell/>
        </table:table-row>
        <table:table-row table:style-name="ro1">
          <table:table-cell table:style-name="ce1" office:value-type="string" calcext:value-type="string" table:number-columns-spanned="12" table:number-rows-spanned="1">
            <text:p>5 layer net</text:p>
          </table:table-cell>
          <table:covered-table-cell table:number-columns-repeated="11"/>
          <table:table-cell table:number-columns-repeated="2"/>
          <table:table-cell table:style-name="ce21" office:value-type="string" calcext:value-type="string">
            <text:p>#1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True Class\Anchor Clas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3"/>
          <table:table-cell table:style-name="ce22" office:value-type="string" calcext:value-type="string">
            <text:p><text:span text:style-name="T1">          {</text:span><text:span text:style-name="T2">"</text:span><text:span text:style-name="T3">Layerdef</text:span><text:span text:style-name="T2">"</text:span><text:span text:style-name="T4">:CorruptionLayerDef(</text:span><text:span text:style-name="T5">0.2</text:span><text:span text:style-name="T4">),</text:span>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Class: 0</text:p>
          </table:table-cell>
          <table:table-cell table:style-name="ce4" office:value-type="float" office:value="5418" calcext:value-type="float">
            <text:p>541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<text:s/>Entropy: 0.424789131713</text:p>
          </table:table-cell>
          <table:table-cell table:number-columns-repeated="2"/>
          <table:table-cell table:style-name="ce23" office:value-type="string" calcext:value-type="string">
            <text:p><text:span text:style-name="T1">           </text:span><text:span text:style-name="T2">"Train"</text:span><text:span text:style-name="T4">:</text:span><text:span text:style-name="T6">False</text:span><text:span text:style-name="T4">},</text:span>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Class: 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556" calcext:value-type="float">
            <text:p>6556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5" calcext:value-type="float">
            <text:p>25</text:p>
          </table:table-cell>
          <table:table-cell office:value-type="string" calcext:value-type="string">
            <text:p><text:s/>Entropy: 0.173599276799</text:p>
          </table:table-cell>
          <table:table-cell table:number-columns-repeated="2"/>
          <table:table-cell table:style-name="ce21" office:value-type="string" calcext:value-type="string">
            <text:p>#2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Class: 2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float" office:value="249" calcext:value-type="float">
            <text:p>249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<text:s/>Entropy: 0.743258789469</text:p>
          </table:table-cell>
          <table:table-cell table:number-columns-repeated="2"/>
          <table:table-cell table:style-name="ce22" office:value-type="string" calcext:value-type="string">
            <text:p><text:span text:style-name="T7">          {</text:span><text:span text:style-name="T8">"</text:span><text:span text:style-name="T9">Layerdef</text:span><text:span text:style-name="T8">"</text:span><text:span text:style-name="T10">:ConvLayerDef(</text:span><text:span text:style-name="T11">5</text:span><text:span text:style-name="T10">,</text:span><text:span text:style-name="T11">2</text:span><text:span text:style-name="T10">,</text:span><text:span text:style-name="T11">4</text:span><text:span text:style-name="T10">,padding=</text:span><text:span text:style-name="T12">'SAME'</text:span><text:span text:style-name="T10">,tied_weights=</text:span><text:span text:style-name="T13">False</text:span><text:span text:style-name="T10"> ),</text:span>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Class: 3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4695" calcext:value-type="float">
            <text:p>4695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806" calcext:value-type="float">
            <text:p>80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37" calcext:value-type="float">
            <text:p>37</text:p>
          </table:table-cell>
          <table:table-cell office:value-type="string" calcext:value-type="string">
            <text:p><text:s/>Entropy: 0.889494215373</text:p>
          </table:table-cell>
          <table:table-cell table:number-columns-repeated="2"/>
          <table:table-cell table:style-name="ce23" office:value-type="string" calcext:value-type="string">
            <text:p><text:span text:style-name="T1">              </text:span><text:span text:style-name="T2">"Pretrain_epochs"</text:span><text:span text:style-name="T4">:-</text:span><text:span text:style-name="T5">1</text:span><text:span text:style-name="T4">,</text:span>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Class: 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924" calcext:value-type="float">
            <text:p>2924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384" calcext:value-type="float">
            <text:p>38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024" calcext:value-type="float">
            <text:p>2024</text:p>
          </table:table-cell>
          <table:table-cell office:value-type="string" calcext:value-type="string">
            <text:p><text:s/>Entropy: 1.24128365286</text:p>
          </table:table-cell>
          <table:table-cell table:number-columns-repeated="2"/>
          <table:table-cell table:style-name="ce23" office:value-type="string" calcext:value-type="string">
            <text:p><text:span text:style-name="T1">              </text:span><text:span text:style-name="T2">"Patience"</text:span><text:span text:style-name="T4">: DEFAULT_PATIENCE,</text:span>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Class: 5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430" calcext:value-type="float">
            <text:p>1430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3424" calcext:value-type="float">
            <text:p>3424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37" calcext:value-type="float">
            <text:p>37</text:p>
          </table:table-cell>
          <table:table-cell office:value-type="string" calcext:value-type="string">
            <text:p><text:s/>Entropy: 1.05309821969</text:p>
          </table:table-cell>
          <table:table-cell table:number-columns-repeated="2"/>
          <table:table-cell table:style-name="ce23" office:value-type="string" calcext:value-type="string">
            <text:p><text:span text:style-name="T1">              </text:span><text:span text:style-name="T2">"Patience_delta"</text:span><text:span text:style-name="T4">: DEFAULT_PATIENCE_DELTA,</text:span>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Class: 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583" calcext:value-type="float">
            <text:p>55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<text:s/>Entropy: 0.317753010272</text:p>
          </table:table-cell>
          <table:table-cell table:number-columns-repeated="2"/>
          <table:table-cell table:style-name="ce24" office:value-type="string" calcext:value-type="string">
            <text:p><text:span text:style-name="T1">          }, </text:span><text:span text:style-name="T14">#out: 14</text:span>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Class: 7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529" calcext:value-type="float">
            <text:p>5529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97" calcext:value-type="float">
            <text:p>297</text:p>
          </table:table-cell>
          <table:table-cell office:value-type="string" calcext:value-type="string">
            <text:p><text:s/>Entropy: 0.523809349072</text:p>
          </table:table-cell>
          <table:table-cell table:number-columns-repeated="2"/>
          <table:table-cell table:style-name="ce21" office:value-type="string" calcext:value-type="string">
            <text:p>#3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Class: 8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633" calcext:value-type="float">
            <text:p>1633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441" calcext:value-type="float">
            <text:p>3441</text:p>
          </table:table-cell>
          <table:table-cell table:style-name="ce4" office:value-type="float" office:value="54" calcext:value-type="float">
            <text:p>54</text:p>
          </table:table-cell>
          <table:table-cell office:value-type="string" calcext:value-type="string">
            <text:p><text:s/>Entropy: 1.17043647406</text:p>
          </table:table-cell>
          <table:table-cell table:number-columns-repeated="2"/>
          <table:table-cell table:style-name="ce22" office:value-type="string" calcext:value-type="string">
            <text:p><text:span text:style-name="T7">          {</text:span><text:span text:style-name="T8">"</text:span><text:span text:style-name="T9">Layerdef</text:span><text:span text:style-name="T8">"</text:span><text:span text:style-name="T10">:ConvLayerDef(</text:span><text:span text:style-name="T11">5</text:span><text:span text:style-name="T10">,</text:span><text:span text:style-name="T11">2</text:span><text:span text:style-name="T10">,</text:span><text:span text:style-name="T11">8</text:span><text:span text:style-name="T10">,padding=</text:span><text:span text:style-name="T12">'SAME'</text:span><text:span text:style-name="T10">,tied_weights=</text:span><text:span text:style-name="T13">False</text:span><text:span text:style-name="T10">),</text:span>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Class: 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1787" calcext:value-type="float">
            <text:p>1787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70" calcext:value-type="float">
            <text:p>37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522" calcext:value-type="float">
            <text:p>3522</text:p>
          </table:table-cell>
          <table:table-cell office:value-type="string" calcext:value-type="string">
            <text:p><text:s/>Entropy: 1.04983330418</text:p>
          </table:table-cell>
          <table:table-cell table:number-columns-repeated="2"/>
          <table:table-cell table:style-name="ce23" office:value-type="string" calcext:value-type="string">
            <text:p><text:span text:style-name="T1">               </text:span><text:span text:style-name="T2">"Pretrain_epochs"</text:span><text:span text:style-name="T4">:-</text:span><text:span text:style-name="T5">1</text:span><text:span text:style-name="T4">,</text:span></text:p>
          </table:table-cell>
          <table:table-cell table:number-columns-repeated="8"/>
        </table:table-row>
        <table:table-row table:style-name="ro5">
          <table:table-cell/>
          <table:table-cell table:style-name="ce11" office:value-type="string" calcext:value-type="string">
            <text:p><text:s/>Entropy: 0.48176221195</text:p>
          </table:table-cell>
          <table:table-cell table:style-name="ce11" office:value-type="string" calcext:value-type="string">
            <text:p><text:s/>Entropy: 0.259343048853</text:p>
          </table:table-cell>
          <table:table-cell table:style-name="ce11" office:value-type="string" calcext:value-type="string">
            <text:p><text:s/>Entropy: 0.319285219926</text:p>
          </table:table-cell>
          <table:table-cell table:style-name="ce11" office:value-type="string" calcext:value-type="string">
            <text:p><text:s/>Entropy: 1.24225946169</text:p>
          </table:table-cell>
          <table:table-cell table:style-name="ce11" office:value-type="string" calcext:value-type="string">
            <text:p><text:s/>Entropy: 1.34213672917</text:p>
          </table:table-cell>
          <table:table-cell table:style-name="ce11" office:value-type="string" calcext:value-type="string">
            <text:p><text:s/>Entropy: 1.19223369907</text:p>
          </table:table-cell>
          <table:table-cell table:style-name="ce11" office:value-type="string" calcext:value-type="string">
            <text:p><text:s/>Entropy: 0.338088488898</text:p>
          </table:table-cell>
          <table:table-cell table:style-name="ce11" office:value-type="string" calcext:value-type="string">
            <text:p><text:s/>Entropy: 0.713771263599</text:p>
          </table:table-cell>
          <table:table-cell table:style-name="ce11" office:value-type="string" calcext:value-type="string">
            <text:p><text:s/>Entropy: 0.653721552376</text:p>
          </table:table-cell>
          <table:table-cell table:style-name="ce11" office:value-type="string" calcext:value-type="string">
            <text:p><text:s/>Entropy: 0.958950002774</text:p>
          </table:table-cell>
          <table:table-cell table:number-columns-repeated="3"/>
          <table:table-cell table:style-name="ce23" office:value-type="string" calcext:value-type="string">
            <text:p><text:span text:style-name="T1">               </text:span><text:span text:style-name="T2">"Patience"</text:span><text:span text:style-name="T4">: DEFAULT_PATIENCE,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3" office:value-type="string" calcext:value-type="string">
            <text:p><text:span text:style-name="T1">               </text:span><text:span text:style-name="T2">"Patience_delta"</text:span><text:span text:style-name="T4">: DEFAULT_PATIENCE_DELTA,</text:span>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ccuracy: 0.768733333333</text:p>
          </table:table-cell>
          <table:table-cell table:number-columns-repeated="13"/>
          <table:table-cell table:style-name="ce24" office:value-type="string" calcext:value-type="string">
            <text:p><text:span text:style-name="T1">          }, </text:span><text:span text:style-name="T14">#out: 7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1" office:value-type="string" calcext:value-type="string">
            <text:p>#4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2" office:value-type="string" calcext:value-type="string">
            <text:p><text:span text:style-name="T7">          {</text:span><text:span text:style-name="T15">"</text:span><text:span text:style-name="T16">Layerdef</text:span><text:span text:style-name="T15">"</text:span><text:span text:style-name="T10">:ConvLayerDef(</text:span><text:span text:style-name="T11">3</text:span><text:span text:style-name="T10">,</text:span><text:span text:style-name="T11">1</text:span><text:span text:style-name="T10">,</text:span><text:span text:style-name="T11">12</text:span><text:span text:style-name="T10">,tied_weights=</text:span><text:span text:style-name="T13">False</text:span><text:span text:style-name="T10">),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3" office:value-type="string" calcext:value-type="string">
            <text:p><text:span text:style-name="T1">               </text:span><text:span text:style-name="T2">"Pretrain_epochs"</text:span><text:span text:style-name="T4">:-</text:span><text:span text:style-name="T5">1</text:span><text:span text:style-name="T4">,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3" office:value-type="string" calcext:value-type="string">
            <text:p><text:span text:style-name="T1">               </text:span><text:span text:style-name="T2">"Patience"</text:span><text:span text:style-name="T4">: DEFAULT_PATIENCE,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3" office:value-type="string" calcext:value-type="string">
            <text:p><text:span text:style-name="T1">               </text:span><text:span text:style-name="T2">"Patience_delta"</text:span><text:span text:style-name="T4">: DEFAULT_PATIENCE_DELTA,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4" office:value-type="string" calcext:value-type="string">
            <text:p><text:span text:style-name="T1">          }, </text:span><text:span text:style-name="T14">#out:5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4" office:value-type="string" calcext:value-type="string">
            <text:p><text:span text:style-name="T1">  </text:span><text:span text:style-name="T14">#5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2" office:value-type="string" calcext:value-type="string">
            <text:p><text:span text:style-name="T7">            {</text:span><text:span text:style-name="T15">"</text:span><text:span text:style-name="T16">Layerdef</text:span><text:span text:style-name="T15">"</text:span><text:span text:style-name="T10">:ConvLayerDef(</text:span><text:span text:style-name="T11">3</text:span><text:span text:style-name="T10">,</text:span><text:span text:style-name="T11">1</text:span><text:span text:style-name="T10">,</text:span><text:span text:style-name="T11">16</text:span><text:span text:style-name="T10">,tied_weights=</text:span><text:span text:style-name="T13">False</text:span><text:span text:style-name="T10">),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3" office:value-type="string" calcext:value-type="string">
            <text:p><text:span text:style-name="T1">                 </text:span><text:span text:style-name="T2">"Pretrain_epochs"</text:span><text:span text:style-name="T4">:-</text:span><text:span text:style-name="T5">1</text:span><text:span text:style-name="T4">,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3" office:value-type="string" calcext:value-type="string">
            <text:p><text:span text:style-name="T1">                 </text:span><text:span text:style-name="T2">"Patience"</text:span><text:span text:style-name="T4">: DEFAULT_PATIENCE,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3" office:value-type="string" calcext:value-type="string">
            <text:p><text:span text:style-name="T1">                 </text:span><text:span text:style-name="T2">"Patience_delta"</text:span><text:span text:style-name="T4">: DEFAULT_PATIENCE_DELTA,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4" office:value-type="string" calcext:value-type="string">
            <text:p><text:span text:style-name="T1">            }, </text:span><text:span text:style-name="T14">#out: 3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1" office:value-type="string" calcext:value-type="string">
            <text:p># #6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5" office:value-type="string" calcext:value-type="string">
            <text:p>#           {"<text:span text:style-name="T17">Layerdef</text:span>":ConvLayerDef(3,1,12,tied_weights=False),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1" office:value-type="string" calcext:value-type="string">
            <text:p># <text:s text:c="15"/>"Pretrain_epochs":-1,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1" office:value-type="string" calcext:value-type="string">
            <text:p># <text:s text:c="15"/>"Patience": 1,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1" office:value-type="string" calcext:value-type="string">
            <text:p># <text:s text:c="15"/>"Patience_delta": DEFAULT_PATIENCE_DELTA,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1" office:value-type="string" calcext:value-type="string">
            <text:p># <text:s text:c="15"/>'Use_To_Map_Samples':True,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1" office:value-type="string" calcext:value-type="string">
            <text:p># <text:s text:c="15"/>"Convergence_threshold":0.9 <text:s/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1" office:value-type="string" calcext:value-type="string">
            <text:p># <text:s text:c="10"/>}, #out: 1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1" office:value-type="string" calcext:value-type="string">
            <text:p>#6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2" office:value-type="string" calcext:value-type="string">
            <text:p><text:span text:style-name="T7">          {</text:span><text:span text:style-name="T8">'</text:span><text:span text:style-name="T9">Layerdef</text:span><text:span text:style-name="T8">'</text:span><text:span text:style-name="T10">:FCLayerDef(</text:span><text:span text:style-name="T11">4</text:span><text:span text:style-name="T10">,sparsity_target=</text:span><text:span text:style-name="T11">0.0</text:span><text:span text:style-name="T10">, sparsity_lr=</text:span><text:span text:style-name="T11">0.0</text:span><text:span text:style-name="T10"> , activation_entropy_lr=</text:span><text:span text:style-name="T11">0.0</text:span><text:span text:style-name="T10">, tied_weights=</text:span><text:span text:style-name="T13">False</text:span><text:span text:style-name="T10">),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3" office:value-type="string" calcext:value-type="string">
            <text:p><text:span text:style-name="T1">           </text:span><text:span text:style-name="T2">"Pretrain_epochs"</text:span><text:span text:style-name="T4">:-</text:span><text:span text:style-name="T5">1</text:span><text:span text:style-name="T4">,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3" office:value-type="string" calcext:value-type="string">
            <text:p><text:span text:style-name="T1">           </text:span><text:span text:style-name="T2">"Patience"</text:span><text:span text:style-name="T4">: DEFAULT_PATIENCE,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3" office:value-type="string" calcext:value-type="string">
            <text:p><text:span text:style-name="T1">           </text:span><text:span text:style-name="T2">"Patience_delta"</text:span><text:span text:style-name="T4">: DEFAULT_PATIENCE_DELTA*</text:span><text:span text:style-name="T5">0.1</text:span><text:span text:style-name="T4">,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3" office:value-type="string" calcext:value-type="string">
            <text:p><text:span text:style-name="T1">           </text:span><text:span text:style-name="T2">'Use_To_Map_Samples'</text:span><text:span text:style-name="T4">:</text:span><text:span text:style-name="T6">True</text:span><text:span text:style-name="T4">,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3" office:value-type="string" calcext:value-type="string">
            <text:p><text:span text:style-name="T1">           </text:span><text:span text:style-name="T2">"Convergence_threshold"</text:span><text:span text:style-name="T4">:</text:span><text:span text:style-name="T5">0.95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0" office:value-type="string" calcext:value-type="string">
            <text:p><text:s text:c="11"/>},</text:p>
          </table:table-cell>
          <table:table-cell table:number-columns-repeated="8"/>
        </table:table-row>
        <table:table-row table:style-name="ro2">
          <table:table-cell table:style-name="ce5" table:number-columns-repeated="21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2" table:number-rows-spanned="1">
            <text:p>6 layer net</text:p>
          </table:table-cell>
          <table:covered-table-cell table:number-columns-repeated="11"/>
          <table:table-cell table:number-columns-repeated="2"/>
          <table:table-cell table:style-name="ce20" office:value-type="string" calcext:value-type="string">
            <text:p>LAYERS = [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True Class\Anchor Clas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3"/>
          <table:table-cell table:style-name="ce21" office:value-type="string" calcext:value-type="string">
            <text:p>#1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Class: 0</text:p>
          </table:table-cell>
          <table:table-cell table:style-name="ce4" office:value-type="float" office:value="5431" calcext:value-type="float">
            <text:p>543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92" calcext:value-type="float">
            <text:p>39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<text:s/>Entropy: 0.355382228247</text:p>
          </table:table-cell>
          <table:table-cell table:number-columns-repeated="2"/>
          <table:table-cell table:style-name="ce22" office:value-type="string" calcext:value-type="string">
            <text:p><text:span text:style-name="T1">          {</text:span><text:span text:style-name="T2">"</text:span><text:span text:style-name="T3">Layerdef</text:span><text:span text:style-name="T2">"</text:span><text:span text:style-name="T4">:CorruptionLayerDef(</text:span><text:span text:style-name="T5">0.2</text:span><text:span text:style-name="T4">),</text:span>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Class: 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6554" calcext:value-type="float">
            <text:p>6554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<text:s/>Entropy: 0.17311243369</text:p>
          </table:table-cell>
          <table:table-cell table:number-columns-repeated="2"/>
          <table:table-cell table:style-name="ce23" office:value-type="string" calcext:value-type="string">
            <text:p><text:span text:style-name="T1">           </text:span><text:span text:style-name="T2">"Train"</text:span><text:span text:style-name="T4">:</text:span><text:span text:style-name="T6">False</text:span><text:span text:style-name="T4">},</text:span>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Class: 2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5277" calcext:value-type="float">
            <text:p>527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<text:s/>Entropy: 0.543636791326</text:p>
          </table:table-cell>
          <table:table-cell table:number-columns-repeated="2"/>
          <table:table-cell table:style-name="ce21" office:value-type="string" calcext:value-type="string">
            <text:p>#2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Class: 3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37" calcext:value-type="float">
            <text:p>737</text:p>
          </table:table-cell>
          <table:table-cell table:style-name="ce4" office:value-type="float" office:value="4487" calcext:value-type="float">
            <text:p>448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386" calcext:value-type="float">
            <text:p>386</text:p>
          </table:table-cell>
          <table:table-cell table:style-name="ce4" office:value-type="float" office:value="19" calcext:value-type="float">
            <text:p>19</text:p>
          </table:table-cell>
          <table:table-cell office:value-type="string" calcext:value-type="string">
            <text:p><text:s/>Entropy: 0.996342903246</text:p>
          </table:table-cell>
          <table:table-cell table:number-columns-repeated="2"/>
          <table:table-cell table:style-name="ce22" office:value-type="string" calcext:value-type="string">
            <text:p><text:span text:style-name="T7">          {</text:span><text:span text:style-name="T8">"</text:span><text:span text:style-name="T9">Layerdef</text:span><text:span text:style-name="T8">"</text:span><text:span text:style-name="T10">:ConvLayerDef(</text:span><text:span text:style-name="T11">5</text:span><text:span text:style-name="T10">,</text:span><text:span text:style-name="T11">2</text:span><text:span text:style-name="T10">,</text:span><text:span text:style-name="T11">4</text:span><text:span text:style-name="T10">,padding=</text:span><text:span text:style-name="T12">'SAME'</text:span><text:span text:style-name="T10">,tied_weights=</text:span><text:span text:style-name="T13">False</text:span><text:span text:style-name="T10"> ),</text:span>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Class: 4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345" calcext:value-type="float">
            <text:p>345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251" calcext:value-type="float">
            <text:p>1251</text:p>
          </table:table-cell>
          <table:table-cell table:style-name="ce4" office:value-type="float" office:value="565" calcext:value-type="float">
            <text:p>565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92" calcext:value-type="float">
            <text:p>69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616" calcext:value-type="float">
            <text:p>2616</text:p>
          </table:table-cell>
          <table:table-cell office:value-type="string" calcext:value-type="string">
            <text:p><text:s/>Entropy: 1.58120080627</text:p>
          </table:table-cell>
          <table:table-cell table:number-columns-repeated="2"/>
          <table:table-cell table:style-name="ce23" office:value-type="string" calcext:value-type="string">
            <text:p><text:span text:style-name="T1">              </text:span><text:span text:style-name="T2">"Pretrain_epochs"</text:span><text:span text:style-name="T4">:-</text:span><text:span text:style-name="T5">1</text:span><text:span text:style-name="T4">,</text:span>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Class: 5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1106" calcext:value-type="float">
            <text:p>110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384" calcext:value-type="float">
            <text:p>3384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<text:s/>Entropy: 1.21105221817</text:p>
          </table:table-cell>
          <table:table-cell table:number-columns-repeated="2"/>
          <table:table-cell table:style-name="ce23" office:value-type="string" calcext:value-type="string">
            <text:p><text:span text:style-name="T1">              </text:span><text:span text:style-name="T2">"Patience"</text:span><text:span text:style-name="T4">: DEFAULT_PATIENCE,</text:span>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Class: 6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5357" calcext:value-type="float">
            <text:p>535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<text:s/>Entropy: 0.452988497749</text:p>
          </table:table-cell>
          <table:table-cell table:number-columns-repeated="2"/>
          <table:table-cell table:style-name="ce23" office:value-type="string" calcext:value-type="string">
            <text:p><text:span text:style-name="T1">              </text:span><text:span text:style-name="T2">"Patience_delta"</text:span><text:span text:style-name="T4">: DEFAULT_PATIENCE_DELTA,</text:span>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Class: 7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845" calcext:value-type="float">
            <text:p>584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8" calcext:value-type="float">
            <text:p>138</text:p>
          </table:table-cell>
          <table:table-cell office:value-type="string" calcext:value-type="string">
            <text:p><text:s/>Entropy: 0.363810641338</text:p>
          </table:table-cell>
          <table:table-cell table:number-columns-repeated="2"/>
          <table:table-cell table:style-name="ce24" office:value-type="string" calcext:value-type="string">
            <text:p><text:span text:style-name="T1">          }, </text:span><text:span text:style-name="T14">#out: 14</text:span>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Class: 8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757" calcext:value-type="float">
            <text:p>75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694" calcext:value-type="float">
            <text:p>69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705" calcext:value-type="float">
            <text:p>3705</text:p>
          </table:table-cell>
          <table:table-cell table:style-name="ce4" office:value-type="float" office:value="64" calcext:value-type="float">
            <text:p>64</text:p>
          </table:table-cell>
          <table:table-cell office:value-type="string" calcext:value-type="string">
            <text:p><text:s/>Entropy: 1.24016357155</text:p>
          </table:table-cell>
          <table:table-cell table:number-columns-repeated="2"/>
          <table:table-cell table:style-name="ce21" office:value-type="string" calcext:value-type="string">
            <text:p>#3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Class: 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1043" calcext:value-type="float">
            <text:p>1043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960" calcext:value-type="float">
            <text:p>196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2450" calcext:value-type="float">
            <text:p>2450</text:p>
          </table:table-cell>
          <table:table-cell office:value-type="string" calcext:value-type="string">
            <text:p><text:s/>Entropy: 1.38017577805</text:p>
          </table:table-cell>
          <table:table-cell table:number-columns-repeated="2"/>
          <table:table-cell table:style-name="ce22" office:value-type="string" calcext:value-type="string">
            <text:p><text:span text:style-name="T7">          {</text:span><text:span text:style-name="T8">"</text:span><text:span text:style-name="T9">Layerdef</text:span><text:span text:style-name="T8">"</text:span><text:span text:style-name="T10">:ConvLayerDef(</text:span><text:span text:style-name="T11">5</text:span><text:span text:style-name="T10">,</text:span><text:span text:style-name="T11">2</text:span><text:span text:style-name="T10">,</text:span><text:span text:style-name="T11">6</text:span><text:span text:style-name="T10">,padding=</text:span><text:span text:style-name="T12">'SAME'</text:span><text:span text:style-name="T10">,tied_weights=</text:span><text:span text:style-name="T13">False</text:span><text:span text:style-name="T10">),</text:span></text:p>
          </table:table-cell>
          <table:table-cell table:number-columns-repeated="8"/>
        </table:table-row>
        <table:table-row table:style-name="ro5">
          <table:table-cell/>
          <table:table-cell table:style-name="ce11" office:value-type="string" calcext:value-type="string">
            <text:p><text:s/>Entropy: 0.856603444397</text:p>
          </table:table-cell>
          <table:table-cell table:style-name="ce11" office:value-type="string" calcext:value-type="string">
            <text:p><text:s/>Entropy: 0.675992270283</text:p>
          </table:table-cell>
          <table:table-cell table:style-name="ce11" office:value-type="string" calcext:value-type="string">
            <text:p><text:s/>Entropy: 1.04061380941</text:p>
          </table:table-cell>
          <table:table-cell table:style-name="ce11" office:value-type="string" calcext:value-type="string">
            <text:p><text:s/>Entropy: 0.930457373298</text:p>
          </table:table-cell>
          <table:table-cell table:style-name="ce11" office:value-type="string" calcext:value-type="string">
            <text:p><text:s/>Entropy: 0.945933854851</text:p>
          </table:table-cell>
          <table:table-cell table:style-name="ce11" office:value-type="string" calcext:value-type="string">
            <text:p><text:s/>Entropy: 1.24117607106</text:p>
          </table:table-cell>
          <table:table-cell table:style-name="ce11" office:value-type="string" calcext:value-type="string">
            <text:p><text:s/>Entropy: 0.188961141081</text:p>
          </table:table-cell>
          <table:table-cell table:style-name="ce11" office:value-type="string" calcext:value-type="string">
            <text:p><text:s/>Entropy: 0.990414427626</text:p>
          </table:table-cell>
          <table:table-cell table:style-name="ce11" office:value-type="string" calcext:value-type="string">
            <text:p><text:s/>Entropy: 0.783698065438</text:p>
          </table:table-cell>
          <table:table-cell table:style-name="ce11" office:value-type="string" calcext:value-type="string">
            <text:p><text:s/>Entropy: 0.893758577686</text:p>
          </table:table-cell>
          <table:table-cell table:number-columns-repeated="3"/>
          <table:table-cell table:style-name="ce23" office:value-type="string" calcext:value-type="string">
            <text:p><text:span text:style-name="T1">               </text:span><text:span text:style-name="T2">"Pretrain_epochs"</text:span><text:span text:style-name="T4">:-</text:span><text:span text:style-name="T5">1</text:span><text:span text:style-name="T4">,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3" office:value-type="string" calcext:value-type="string">
            <text:p><text:span text:style-name="T1">               </text:span><text:span text:style-name="T2">"Patience"</text:span><text:span text:style-name="T4">: DEFAULT_PATIENCE,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3" office:value-type="string" calcext:value-type="string">
            <text:p><text:span text:style-name="T1">               </text:span><text:span text:style-name="T2">"Patience_delta"</text:span><text:span text:style-name="T4">: DEFAULT_PATIENCE_DELTA,</text:span>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ccuracy: 0.7523</text:p>
          </table:table-cell>
          <table:table-cell table:number-columns-repeated="13"/>
          <table:table-cell table:style-name="ce24" office:value-type="string" calcext:value-type="string">
            <text:p><text:span text:style-name="T1">          }, </text:span><text:span text:style-name="T14">#out: 7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1" office:value-type="string" calcext:value-type="string">
            <text:p>#4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2" office:value-type="string" calcext:value-type="string">
            <text:p><text:span text:style-name="T7">          {</text:span><text:span text:style-name="T15">"</text:span><text:span text:style-name="T16">Layerdef</text:span><text:span text:style-name="T15">"</text:span><text:span text:style-name="T10">:ConvLayerDef(</text:span><text:span text:style-name="T11">3</text:span><text:span text:style-name="T10">,</text:span><text:span text:style-name="T11">1</text:span><text:span text:style-name="T10">,</text:span><text:span text:style-name="T11">8</text:span><text:span text:style-name="T10">,tied_weights=</text:span><text:span text:style-name="T13">False</text:span><text:span text:style-name="T10">),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3" office:value-type="string" calcext:value-type="string">
            <text:p><text:span text:style-name="T1">               </text:span><text:span text:style-name="T2">"Pretrain_epochs"</text:span><text:span text:style-name="T4">:-</text:span><text:span text:style-name="T5">1</text:span><text:span text:style-name="T4">,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3" office:value-type="string" calcext:value-type="string">
            <text:p><text:span text:style-name="T1">               </text:span><text:span text:style-name="T2">"Patience"</text:span><text:span text:style-name="T4">: DEFAULT_PATIENCE,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3" office:value-type="string" calcext:value-type="string">
            <text:p><text:span text:style-name="T1">               </text:span><text:span text:style-name="T2">"Patience_delta"</text:span><text:span text:style-name="T4">: DEFAULT_PATIENCE_DELTA,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4" office:value-type="string" calcext:value-type="string">
            <text:p><text:span text:style-name="T1">          }, </text:span><text:span text:style-name="T14">#out:5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4" office:value-type="string" calcext:value-type="string">
            <text:p><text:span text:style-name="T1">  </text:span><text:span text:style-name="T14">#5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2" office:value-type="string" calcext:value-type="string">
            <text:p><text:span text:style-name="T7">            {</text:span><text:span text:style-name="T15">"</text:span><text:span text:style-name="T16">Layerdef</text:span><text:span text:style-name="T15">"</text:span><text:span text:style-name="T10">:ConvLayerDef(</text:span><text:span text:style-name="T11">3</text:span><text:span text:style-name="T10">,</text:span><text:span text:style-name="T11">1</text:span><text:span text:style-name="T10">,</text:span><text:span text:style-name="T11">16</text:span><text:span text:style-name="T10">,tied_weights=</text:span><text:span text:style-name="T13">False</text:span><text:span text:style-name="T10">),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3" office:value-type="string" calcext:value-type="string">
            <text:p><text:span text:style-name="T1">                 </text:span><text:span text:style-name="T2">"Pretrain_epochs"</text:span><text:span text:style-name="T4">:-</text:span><text:span text:style-name="T5">1</text:span><text:span text:style-name="T4">,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3" office:value-type="string" calcext:value-type="string">
            <text:p><text:span text:style-name="T1">                 </text:span><text:span text:style-name="T2">"Patience"</text:span><text:span text:style-name="T4">: DEFAULT_PATIENCE,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3" office:value-type="string" calcext:value-type="string">
            <text:p><text:span text:style-name="T1">                 </text:span><text:span text:style-name="T2">"Patience_delta"</text:span><text:span text:style-name="T4">: DEFAULT_PATIENCE_DELTA,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4" office:value-type="string" calcext:value-type="string">
            <text:p><text:span text:style-name="T1">            }, </text:span><text:span text:style-name="T14">#out: 3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1" office:value-type="string" calcext:value-type="string">
            <text:p>#6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2" office:value-type="string" calcext:value-type="string">
            <text:p><text:span text:style-name="T7">          {</text:span><text:span text:style-name="T8">"</text:span><text:span text:style-name="T9">Layerdef</text:span><text:span text:style-name="T8">"</text:span><text:span text:style-name="T10">:FCLayerDef(</text:span><text:span text:style-name="T11">32</text:span><text:span text:style-name="T10">,sparsity_target=</text:span><text:span text:style-name="T11">0.0</text:span><text:span text:style-name="T10">, sparsity_lr=</text:span><text:span text:style-name="T11">0.0</text:span><text:span text:style-name="T10"> , activation_entropy_lr=</text:span><text:span text:style-name="T11">0.0</text:span><text:span text:style-name="T10">, tied_weights=</text:span><text:span text:style-name="T13">False</text:span><text:span text:style-name="T10">),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3" office:value-type="string" calcext:value-type="string">
            <text:p><text:span text:style-name="T1">               </text:span><text:span text:style-name="T2">"Pretrain_epochs"</text:span><text:span text:style-name="T4">:-</text:span><text:span text:style-name="T5">1</text:span><text:span text:style-name="T4">,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3" office:value-type="string" calcext:value-type="string">
            <text:p><text:span text:style-name="T1">               </text:span><text:span text:style-name="T2">"Patience"</text:span><text:span text:style-name="T4">: DEFAULT_PATIENCE,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3" office:value-type="string" calcext:value-type="string">
            <text:p><text:span text:style-name="T1">               </text:span><text:span text:style-name="T2">"Patience_delta"</text:span><text:span text:style-name="T4">: DEFAULT_PATIENCE_DELTA*</text:span><text:span text:style-name="T5">0.1</text:span><text:span text:style-name="T4">,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4" office:value-type="string" calcext:value-type="string">
            <text:p><text:span text:style-name="T1">          }, </text:span><text:span text:style-name="T14">#out: 1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1" office:value-type="string" calcext:value-type="string">
            <text:p>#7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2" office:value-type="string" calcext:value-type="string">
            <text:p><text:span text:style-name="T7">          {</text:span><text:span text:style-name="T8">'</text:span><text:span text:style-name="T9">Layerdef</text:span><text:span text:style-name="T8">'</text:span><text:span text:style-name="T10">:FCLayerDef(</text:span><text:span text:style-name="T11">4</text:span><text:span text:style-name="T10">,sparsity_target=</text:span><text:span text:style-name="T11">0.0</text:span><text:span text:style-name="T10">, sparsity_lr=</text:span><text:span text:style-name="T11">0.0</text:span><text:span text:style-name="T10"> , activation_entropy_lr=</text:span><text:span text:style-name="T11">0.0</text:span><text:span text:style-name="T10">, tied_weights=</text:span><text:span text:style-name="T13">False</text:span><text:span text:style-name="T10">),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3" office:value-type="string" calcext:value-type="string">
            <text:p><text:span text:style-name="T1">           </text:span><text:span text:style-name="T2">"Pretrain_epochs"</text:span><text:span text:style-name="T4">:-</text:span><text:span text:style-name="T5">1</text:span><text:span text:style-name="T4">,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3" office:value-type="string" calcext:value-type="string">
            <text:p><text:span text:style-name="T1">           </text:span><text:span text:style-name="T2">"Patience"</text:span><text:span text:style-name="T4">: DEFAULT_PATIENCE,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3" office:value-type="string" calcext:value-type="string">
            <text:p><text:span text:style-name="T1">           </text:span><text:span text:style-name="T2">"Patience_delta"</text:span><text:span text:style-name="T4">: DEFAULT_PATIENCE_DELTA*</text:span><text:span text:style-name="T5">0.1</text:span><text:span text:style-name="T4">,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3" office:value-type="string" calcext:value-type="string">
            <text:p><text:span text:style-name="T1">           </text:span><text:span text:style-name="T2">'Use_To_Map_Samples'</text:span><text:span text:style-name="T4">:</text:span><text:span text:style-name="T6">True</text:span><text:span text:style-name="T4">,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3" office:value-type="string" calcext:value-type="string">
            <text:p><text:span text:style-name="T1">           </text:span><text:span text:style-name="T2">"Convergence_threshold"</text:span><text:span text:style-name="T4">:</text:span><text:span text:style-name="T5">0.95</text:span>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0" office:value-type="string" calcext:value-type="string">
            <text:p><text:s text:c="11"/>},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20" office:value-type="string" calcext:value-type="string">
            <text:p><text:s text:c="11"/>},</text:p>
          </table:table-cell>
          <table:table-cell table:number-columns-repeated="8"/>
        </table:table-row>
        <table:table-row table:style-name="ro2">
          <table:table-cell table:style-name="ce6" table:number-columns-repeated="23"/>
        </table:table-row>
        <table:table-row table:style-name="ro2">
          <table:table-cell table:number-columns-repeated="23"/>
        </table:table-row>
        <table:table-row table:style-name="ro1">
          <table:table-cell table:style-name="ce1" office:value-type="string" calcext:value-type="string" table:number-columns-spanned="12" table:number-rows-spanned="1">
            <text:p>7 layer net</text:p>
          </table:table-cell>
          <table:covered-table-cell table:number-columns-repeated="11"/>
          <table:table-cell table:number-columns-repeated="3"/>
          <table:table-cell table:style-name="ce20" office:value-type="string" calcext:value-type="string">
            <text:p>LAYERS = [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True Class\Anchor Clas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/>
          <table:table-cell table:style-name="ce21" office:value-type="string" calcext:value-type="string">
            <text:p>#1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Class: 0</text:p>
          </table:table-cell>
          <table:table-cell table:style-name="ce4" office:value-type="float" office:value="5614" calcext:value-type="float">
            <text:p>5614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<text:s/>Entropy: 0.268506248728</text:p>
          </table:table-cell>
          <table:table-cell table:number-columns-repeated="3"/>
          <table:table-cell table:style-name="ce22" office:value-type="string" calcext:value-type="string">
            <text:p><text:span text:style-name="T1">          {</text:span><text:span text:style-name="T2">"</text:span><text:span text:style-name="T3">Layerdef</text:span><text:span text:style-name="T2">"</text:span><text:span text:style-name="T4">:CorruptionLayerDef(</text:span><text:span text:style-name="T5">0.2</text:span><text:span text:style-name="T4">),</text:span>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Class: 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599" calcext:value-type="float">
            <text:p>6599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9" calcext:value-type="float">
            <text:p>19</text:p>
          </table:table-cell>
          <table:table-cell office:value-type="string" calcext:value-type="string">
            <text:p><text:s/>Entropy: 0.139297532226</text:p>
          </table:table-cell>
          <table:table-cell table:number-columns-repeated="3"/>
          <table:table-cell table:style-name="ce23" office:value-type="string" calcext:value-type="string">
            <text:p><text:span text:style-name="T1">           </text:span><text:span text:style-name="T2">"Train"</text:span><text:span text:style-name="T4">:</text:span><text:span text:style-name="T6">False</text:span><text:span text:style-name="T4">},</text:span>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Class: 2</text:p>
          </table:table-cell>
          <table:table-cell table:style-name="ce4" office:value-type="float" office:value="517" calcext:value-type="float">
            <text:p>517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5052" calcext:value-type="float">
            <text:p>505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<text:s/>Entropy: 0.628546621952</text:p>
          </table:table-cell>
          <table:table-cell table:number-columns-repeated="3"/>
          <table:table-cell table:style-name="ce21" office:value-type="string" calcext:value-type="string">
            <text:p>#2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Class: 3</text:p>
          </table:table-cell>
          <table:table-cell table:style-name="ce4" office:value-type="float" office:value="497" calcext:value-type="float">
            <text:p>497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4568" calcext:value-type="float">
            <text:p>4568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348" calcext:value-type="float">
            <text:p>348</text:p>
          </table:table-cell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<text:s/>Entropy: 1.00464240196</text:p>
          </table:table-cell>
          <table:table-cell table:number-columns-repeated="3"/>
          <table:table-cell table:style-name="ce22" office:value-type="string" calcext:value-type="string">
            <text:p><text:span text:style-name="T7">          {</text:span><text:span text:style-name="T8">"</text:span><text:span text:style-name="T9">Layerdef</text:span><text:span text:style-name="T8">"</text:span><text:span text:style-name="T10">:ConvLayerDef(</text:span><text:span text:style-name="T11">5</text:span><text:span text:style-name="T10">,</text:span><text:span text:style-name="T11">2</text:span><text:span text:style-name="T10">,</text:span><text:span text:style-name="T11">2</text:span><text:span text:style-name="T10">,padding=</text:span><text:span text:style-name="T12">'SAME'</text:span><text:span text:style-name="T10">,tied_weights=</text:span><text:span text:style-name="T13">False</text:span><text:span text:style-name="T10"> ),</text:span>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Class: 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39" calcext:value-type="float">
            <text:p>339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837" calcext:value-type="float">
            <text:p>3837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81" calcext:value-type="float">
            <text:p>1281</text:p>
          </table:table-cell>
          <table:table-cell office:value-type="string" calcext:value-type="string">
            <text:p><text:s/>Entropy: 1.04481213656</text:p>
          </table:table-cell>
          <table:table-cell table:number-columns-repeated="3"/>
          <table:table-cell table:style-name="ce23" office:value-type="string" calcext:value-type="string">
            <text:p><text:span text:style-name="T1">              </text:span><text:span text:style-name="T2">"Pretrain_epochs"</text:span><text:span text:style-name="T4">:-</text:span><text:span text:style-name="T5">1</text:span><text:span text:style-name="T4">,</text:span>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Class: 5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35" calcext:value-type="float">
            <text:p>1035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2560" calcext:value-type="float">
            <text:p>2560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028" calcext:value-type="float">
            <text:p>1028</text:p>
          </table:table-cell>
          <table:table-cell table:style-name="ce4" office:value-type="float" office:value="33" calcext:value-type="float">
            <text:p>33</text:p>
          </table:table-cell>
          <table:table-cell office:value-type="string" calcext:value-type="string">
            <text:p><text:s/>Entropy: 1.49416909021</text:p>
          </table:table-cell>
          <table:table-cell table:number-columns-repeated="3"/>
          <table:table-cell table:style-name="ce23" office:value-type="string" calcext:value-type="string">
            <text:p><text:span text:style-name="T1">              </text:span><text:span text:style-name="T2">"Patience"</text:span><text:span text:style-name="T4">: DEFAULT_PATIENCE,</text:span>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Class: 6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48" calcext:value-type="float">
            <text:p>748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883" calcext:value-type="float">
            <text:p>488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<text:s/>Entropy: 0.631552427338</text:p>
          </table:table-cell>
          <table:table-cell table:number-columns-repeated="3"/>
          <table:table-cell table:style-name="ce22" office:value-type="string" calcext:value-type="string">
            <text:p><text:span text:style-name="T1">              </text:span><text:span text:style-name="T2">"Patience_delta"</text:span><text:span text:style-name="T4">: </text:span><text:span text:style-name="T18">DEFAULT_PATIENCE_DELTA</text:span><text:span text:style-name="T4">,</text:span>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Class: 7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673" calcext:value-type="float">
            <text:p>567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02" calcext:value-type="float">
            <text:p>202</text:p>
          </table:table-cell>
          <table:table-cell office:value-type="string" calcext:value-type="string">
            <text:p><text:s/>Entropy: 0.442074836299</text:p>
          </table:table-cell>
          <table:table-cell table:number-columns-repeated="3"/>
          <table:table-cell table:style-name="ce24" office:value-type="string" calcext:value-type="string">
            <text:p><text:span text:style-name="T1">          }, </text:span><text:span text:style-name="T14">#out: 14</text:span>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Class: 8</text:p>
          </table:table-cell>
          <table:table-cell table:style-name="ce4" office:value-type="float" office:value="498" calcext:value-type="float">
            <text:p>498</text:p>
          </table:table-cell>
          <table:table-cell table:style-name="ce4" office:value-type="float" office:value="391" calcext:value-type="float">
            <text:p>391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519" calcext:value-type="float">
            <text:p>519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668" calcext:value-type="float">
            <text:p>3668</text:p>
          </table:table-cell>
          <table:table-cell table:style-name="ce4" office:value-type="float" office:value="30" calcext:value-type="float">
            <text:p>30</text:p>
          </table:table-cell>
          <table:table-cell office:value-type="string" calcext:value-type="string">
            <text:p><text:s/>Entropy: 1.32552571509</text:p>
          </table:table-cell>
          <table:table-cell table:number-columns-repeated="3"/>
          <table:table-cell table:style-name="ce21" office:value-type="string" calcext:value-type="string">
            <text:p>#3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Class: 9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2146" calcext:value-type="float">
            <text:p>2146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76" calcext:value-type="float">
            <text:p>376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3159" calcext:value-type="float">
            <text:p>3159</text:p>
          </table:table-cell>
          <table:table-cell office:value-type="string" calcext:value-type="string">
            <text:p><text:s/>Entropy: 1.08659906558</text:p>
          </table:table-cell>
          <table:table-cell table:number-columns-repeated="3"/>
          <table:table-cell table:style-name="ce22" office:value-type="string" calcext:value-type="string">
            <text:p><text:span text:style-name="T7">          {</text:span><text:span text:style-name="T8">"</text:span><text:span text:style-name="T9">Layerdef</text:span><text:span text:style-name="T8">"</text:span><text:span text:style-name="T10">:ConvLayerDef(</text:span><text:span text:style-name="T11">5</text:span><text:span text:style-name="T10">,</text:span><text:span text:style-name="T11">2</text:span><text:span text:style-name="T10">,</text:span><text:span text:style-name="T11">4</text:span><text:span text:style-name="T10">,padding=</text:span><text:span text:style-name="T12">'SAME'</text:span><text:span text:style-name="T10">,tied_weights=</text:span><text:span text:style-name="T13">False</text:span><text:span text:style-name="T10">),</text:span></text:p>
          </table:table-cell>
          <table:table-cell table:number-columns-repeated="7"/>
        </table:table-row>
        <table:table-row table:style-name="ro5">
          <table:table-cell/>
          <table:table-cell table:style-name="ce11" office:value-type="string" calcext:value-type="string">
            <text:p><text:s/>Entropy: 1.05817203684</text:p>
          </table:table-cell>
          <table:table-cell table:style-name="ce11" office:value-type="string" calcext:value-type="string">
            <text:p><text:s/>Entropy: 0.81417359804</text:p>
          </table:table-cell>
          <table:table-cell table:style-name="ce11" office:value-type="string" calcext:value-type="string">
            <text:p><text:s/>Entropy: 0.98881294467</text:p>
          </table:table-cell>
          <table:table-cell table:style-name="ce11" office:value-type="string" calcext:value-type="string">
            <text:p><text:s/>Entropy: 0.855651608741</text:p>
          </table:table-cell>
          <table:table-cell table:style-name="ce11" office:value-type="string" calcext:value-type="string">
            <text:p><text:s/>Entropy: 1.11726836094</text:p>
          </table:table-cell>
          <table:table-cell table:style-name="ce11" office:value-type="string" calcext:value-type="string">
            <text:p><text:s/>Entropy: 0.34992437667</text:p>
          </table:table-cell>
          <table:table-cell table:style-name="ce11" office:value-type="string" calcext:value-type="string">
            <text:p><text:s/>Entropy: 0.174435730198</text:p>
          </table:table-cell>
          <table:table-cell table:style-name="ce11" office:value-type="string" calcext:value-type="string">
            <text:p><text:s/>Entropy: 0.631440253729</text:p>
          </table:table-cell>
          <table:table-cell table:style-name="ce11" office:value-type="string" calcext:value-type="string">
            <text:p><text:s/>Entropy: 0.919074318078</text:p>
          </table:table-cell>
          <table:table-cell table:style-name="ce11" office:value-type="string" calcext:value-type="string">
            <text:p><text:s/>Entropy: 0.866468514167</text:p>
          </table:table-cell>
          <table:table-cell table:number-columns-repeated="4"/>
          <table:table-cell table:style-name="ce23" office:value-type="string" calcext:value-type="string">
            <text:p><text:span text:style-name="T1">               </text:span><text:span text:style-name="T2">"Pretrain_epochs"</text:span><text:span text:style-name="T4">:-</text:span><text:span text:style-name="T5">1</text:span><text:span text:style-name="T4">,</text:span></text:p>
          </table:table-cell>
          <table:table-cell table:number-columns-repeated="7"/>
        </table:table-row>
        <table:table-row table:style-name="ro2">
          <table:table-cell table:number-columns-repeated="15"/>
          <table:table-cell table:style-name="ce23" office:value-type="string" calcext:value-type="string">
            <text:p><text:span text:style-name="T1">               </text:span><text:span text:style-name="T2">"Patience"</text:span><text:span text:style-name="T4">: DEFAULT_PATIENCE,</text:span></text:p>
          </table:table-cell>
          <table:table-cell table:number-columns-repeated="7"/>
        </table:table-row>
        <table:table-row table:style-name="ro2">
          <table:table-cell table:number-columns-repeated="15"/>
          <table:table-cell table:style-name="ce23" office:value-type="string" calcext:value-type="string">
            <text:p><text:span text:style-name="T1">               </text:span><text:span text:style-name="T2">"Patience_delta"</text:span><text:span text:style-name="T4">: DEFAULT_PATIENCE_DELTA,</text:span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ccuracy: 0.76075</text:p>
          </table:table-cell>
          <table:table-cell table:number-columns-repeated="14"/>
          <table:table-cell table:style-name="ce24" office:value-type="string" calcext:value-type="string">
            <text:p><text:span text:style-name="T1">          }, </text:span><text:span text:style-name="T14">#out: 7</text:span></text:p>
          </table:table-cell>
          <table:table-cell table:number-columns-repeated="7"/>
        </table:table-row>
        <table:table-row table:style-name="ro2">
          <table:table-cell table:number-columns-repeated="15"/>
          <table:table-cell table:style-name="ce21" office:value-type="string" calcext:value-type="string">
            <text:p>#4</text:p>
          </table:table-cell>
          <table:table-cell table:number-columns-repeated="7"/>
        </table:table-row>
        <table:table-row table:style-name="ro2">
          <table:table-cell table:number-columns-repeated="15"/>
          <table:table-cell table:style-name="ce22" office:value-type="string" calcext:value-type="string">
            <text:p><text:span text:style-name="T7">          {</text:span><text:span text:style-name="T15">"</text:span><text:span text:style-name="T16">Layerdef</text:span><text:span text:style-name="T15">"</text:span><text:span text:style-name="T10">:ConvLayerDef(</text:span><text:span text:style-name="T11">3</text:span><text:span text:style-name="T10">,</text:span><text:span text:style-name="T11">1</text:span><text:span text:style-name="T10">,</text:span><text:span text:style-name="T11">6</text:span><text:span text:style-name="T10">,tied_weights=</text:span><text:span text:style-name="T13">False</text:span><text:span text:style-name="T10">),</text:span></text:p>
          </table:table-cell>
          <table:table-cell table:number-columns-repeated="7"/>
        </table:table-row>
        <table:table-row table:style-name="ro2">
          <table:table-cell table:number-columns-repeated="15"/>
          <table:table-cell table:style-name="ce23" office:value-type="string" calcext:value-type="string">
            <text:p><text:span text:style-name="T1">               </text:span><text:span text:style-name="T2">"Pretrain_epochs"</text:span><text:span text:style-name="T4">:-</text:span><text:span text:style-name="T5">1</text:span><text:span text:style-name="T4">,</text:span></text:p>
          </table:table-cell>
          <table:table-cell table:number-columns-repeated="7"/>
        </table:table-row>
        <table:table-row table:style-name="ro2">
          <table:table-cell table:number-columns-repeated="15"/>
          <table:table-cell table:style-name="ce23" office:value-type="string" calcext:value-type="string">
            <text:p><text:span text:style-name="T1">               </text:span><text:span text:style-name="T2">"Patience"</text:span><text:span text:style-name="T4">: DEFAULT_PATIENCE,</text:span></text:p>
          </table:table-cell>
          <table:table-cell table:number-columns-repeated="7"/>
        </table:table-row>
        <table:table-row table:style-name="ro2">
          <table:table-cell table:style-name="ce7"/>
          <table:table-cell table:number-columns-repeated="14"/>
          <table:table-cell table:style-name="ce23" office:value-type="string" calcext:value-type="string">
            <text:p><text:span text:style-name="T1">               </text:span><text:span text:style-name="T2">"Patience_delta"</text:span><text:span text:style-name="T4">: DEFAULT_PATIENCE_DELTA,</text:span></text:p>
          </table:table-cell>
          <table:table-cell table:number-columns-repeated="7"/>
        </table:table-row>
        <table:table-row table:style-name="ro2">
          <table:table-cell table:number-columns-repeated="15"/>
          <table:table-cell table:style-name="ce24" office:value-type="string" calcext:value-type="string">
            <text:p><text:span text:style-name="T1">          }, </text:span><text:span text:style-name="T14">#out:5</text:span></text:p>
          </table:table-cell>
          <table:table-cell table:number-columns-repeated="7"/>
        </table:table-row>
        <table:table-row table:style-name="ro2">
          <table:table-cell table:number-columns-repeated="15"/>
          <table:table-cell table:style-name="ce24" office:value-type="string" calcext:value-type="string">
            <text:p><text:span text:style-name="T1">  </text:span><text:span text:style-name="T14">#5</text:span></text:p>
          </table:table-cell>
          <table:table-cell table:number-columns-repeated="7"/>
        </table:table-row>
        <table:table-row table:style-name="ro2">
          <table:table-cell table:number-columns-repeated="15"/>
          <table:table-cell table:style-name="ce22" office:value-type="string" calcext:value-type="string">
            <text:p><text:span text:style-name="T7">            {</text:span><text:span text:style-name="T15">"</text:span><text:span text:style-name="T16">Layerdef</text:span><text:span text:style-name="T15">"</text:span><text:span text:style-name="T10">:ConvLayerDef(</text:span><text:span text:style-name="T11">3</text:span><text:span text:style-name="T10">,</text:span><text:span text:style-name="T11">1</text:span><text:span text:style-name="T10">,</text:span><text:span text:style-name="T11">18</text:span><text:span text:style-name="T10">,tied_weights=</text:span><text:span text:style-name="T13">False</text:span><text:span text:style-name="T10">),</text:span></text:p>
          </table:table-cell>
          <table:table-cell table:number-columns-repeated="7"/>
        </table:table-row>
        <table:table-row table:style-name="ro2">
          <table:table-cell table:number-columns-repeated="15"/>
          <table:table-cell table:style-name="ce23" office:value-type="string" calcext:value-type="string">
            <text:p><text:span text:style-name="T1">                 </text:span><text:span text:style-name="T2">"Pretrain_epochs"</text:span><text:span text:style-name="T4">:-</text:span><text:span text:style-name="T5">1</text:span><text:span text:style-name="T4">,</text:span></text:p>
          </table:table-cell>
          <table:table-cell table:number-columns-repeated="7"/>
        </table:table-row>
        <table:table-row table:style-name="ro2">
          <table:table-cell table:number-columns-repeated="15"/>
          <table:table-cell table:style-name="ce23" office:value-type="string" calcext:value-type="string">
            <text:p><text:span text:style-name="T1">                 </text:span><text:span text:style-name="T2">"Patience"</text:span><text:span text:style-name="T4">: DEFAULT_PATIENCE,</text:span></text:p>
          </table:table-cell>
          <table:table-cell table:number-columns-repeated="7"/>
        </table:table-row>
        <table:table-row table:style-name="ro2">
          <table:table-cell table:number-columns-repeated="15"/>
          <table:table-cell table:style-name="ce23" office:value-type="string" calcext:value-type="string">
            <text:p><text:span text:style-name="T1">                 </text:span><text:span text:style-name="T2">"Patience_delta"</text:span><text:span text:style-name="T4">: DEFAULT_PATIENCE_DELTA,</text:span></text:p>
          </table:table-cell>
          <table:table-cell table:number-columns-repeated="7"/>
        </table:table-row>
        <table:table-row table:style-name="ro2">
          <table:table-cell table:number-columns-repeated="15"/>
          <table:table-cell table:style-name="ce24" office:value-type="string" calcext:value-type="string">
            <text:p><text:span text:style-name="T1">            }, </text:span><text:span text:style-name="T14">#out: 3</text:span></text:p>
          </table:table-cell>
          <table:table-cell table:number-columns-repeated="7"/>
        </table:table-row>
        <table:table-row table:style-name="ro2">
          <table:table-cell table:number-columns-repeated="15"/>
          <table:table-cell table:style-name="ce21" office:value-type="string" calcext:value-type="string">
            <text:p>#6</text:p>
          </table:table-cell>
          <table:table-cell table:number-columns-repeated="7"/>
        </table:table-row>
        <table:table-row table:style-name="ro2">
          <table:table-cell table:number-columns-repeated="15"/>
          <table:table-cell table:style-name="ce22" office:value-type="string" calcext:value-type="string">
            <text:p><text:span text:style-name="T7">          {</text:span><text:span text:style-name="T8">"</text:span><text:span text:style-name="T9">Layerdef</text:span><text:span text:style-name="T8">"</text:span><text:span text:style-name="T10">:FCLayerDef(</text:span><text:span text:style-name="T11">64</text:span><text:span text:style-name="T10">,sparsity_target=</text:span><text:span text:style-name="T11">0.0</text:span><text:span text:style-name="T10">, sparsity_lr=</text:span><text:span text:style-name="T11">0.0</text:span><text:span text:style-name="T10"> , activation_entropy_lr=</text:span><text:span text:style-name="T11">0.0</text:span><text:span text:style-name="T10">, tied_weights=</text:span><text:span text:style-name="T13">False</text:span><text:span text:style-name="T10">),</text:span></text:p>
          </table:table-cell>
          <table:table-cell table:number-columns-repeated="7"/>
        </table:table-row>
        <table:table-row table:style-name="ro2">
          <table:table-cell table:number-columns-repeated="15"/>
          <table:table-cell table:style-name="ce23" office:value-type="string" calcext:value-type="string">
            <text:p><text:span text:style-name="T1">               </text:span><text:span text:style-name="T2">"Pretrain_epochs"</text:span><text:span text:style-name="T4">:-</text:span><text:span text:style-name="T5">1</text:span><text:span text:style-name="T4">,</text:span></text:p>
          </table:table-cell>
          <table:table-cell table:number-columns-repeated="7"/>
        </table:table-row>
        <table:table-row table:style-name="ro2">
          <table:table-cell table:number-columns-repeated="15"/>
          <table:table-cell table:style-name="ce23" office:value-type="string" calcext:value-type="string">
            <text:p><text:span text:style-name="T1">               </text:span><text:span text:style-name="T2">"Patience"</text:span><text:span text:style-name="T4">: DEFAULT_PATIENCE,</text:span></text:p>
          </table:table-cell>
          <table:table-cell table:number-columns-repeated="7"/>
        </table:table-row>
        <table:table-row table:style-name="ro2">
          <table:table-cell table:number-columns-repeated="15"/>
          <table:table-cell table:style-name="ce23" office:value-type="string" calcext:value-type="string">
            <text:p><text:span text:style-name="T1">               </text:span><text:span text:style-name="T2">"Patience_delta"</text:span><text:span text:style-name="T4">: DEFAULT_PATIENCE_DELTA*</text:span><text:span text:style-name="T5">0.1</text:span><text:span text:style-name="T4">,</text:span></text:p>
          </table:table-cell>
          <table:table-cell table:number-columns-repeated="7"/>
        </table:table-row>
        <table:table-row table:style-name="ro2">
          <table:table-cell table:number-columns-repeated="15"/>
          <table:table-cell table:style-name="ce20" office:value-type="string" calcext:value-type="string">
            <text:p><text:s text:c="10"/>}, </text:p>
          </table:table-cell>
          <table:table-cell table:number-columns-repeated="7"/>
        </table:table-row>
        <table:table-row table:style-name="ro2">
          <table:table-cell table:number-columns-repeated="15"/>
          <table:table-cell table:style-name="ce21" office:value-type="string" calcext:value-type="string">
            <text:p>#7</text:p>
          </table:table-cell>
          <table:table-cell table:number-columns-repeated="7"/>
        </table:table-row>
        <table:table-row table:style-name="ro2">
          <table:table-cell table:number-columns-repeated="15"/>
          <table:table-cell table:style-name="ce22" office:value-type="string" calcext:value-type="string">
            <text:p><text:span text:style-name="T7">          {</text:span><text:span text:style-name="T8">"</text:span><text:span text:style-name="T9">Layerdef</text:span><text:span text:style-name="T8">"</text:span><text:span text:style-name="T10">:FCLayerDef(</text:span><text:span text:style-name="T11">16</text:span><text:span text:style-name="T10">,sparsity_target=</text:span><text:span text:style-name="T11">0.0</text:span><text:span text:style-name="T10">, sparsity_lr=</text:span><text:span text:style-name="T11">0.0</text:span><text:span text:style-name="T10"> , activation_entropy_lr=</text:span><text:span text:style-name="T11">0.0</text:span><text:span text:style-name="T10">, tied_weights=</text:span><text:span text:style-name="T13">False</text:span><text:span text:style-name="T10">),</text:span></text:p>
          </table:table-cell>
          <table:table-cell table:number-columns-repeated="7"/>
        </table:table-row>
        <table:table-row table:style-name="ro2">
          <table:table-cell table:number-columns-repeated="15"/>
          <table:table-cell table:style-name="ce23" office:value-type="string" calcext:value-type="string">
            <text:p><text:span text:style-name="T1">               </text:span><text:span text:style-name="T2">"Pretrain_epochs"</text:span><text:span text:style-name="T4">:-</text:span><text:span text:style-name="T5">1</text:span><text:span text:style-name="T4">,</text:span></text:p>
          </table:table-cell>
          <table:table-cell table:number-columns-repeated="7"/>
        </table:table-row>
        <table:table-row table:style-name="ro2">
          <table:table-cell table:number-columns-repeated="15"/>
          <table:table-cell table:style-name="ce23" office:value-type="string" calcext:value-type="string">
            <text:p><text:span text:style-name="T1">               </text:span><text:span text:style-name="T2">"Patience"</text:span><text:span text:style-name="T4">: DEFAULT_PATIENCE,</text:span></text:p>
          </table:table-cell>
          <table:table-cell table:number-columns-repeated="7"/>
        </table:table-row>
        <table:table-row table:style-name="ro2">
          <table:table-cell table:number-columns-repeated="15"/>
          <table:table-cell table:style-name="ce23" office:value-type="string" calcext:value-type="string">
            <text:p><text:span text:style-name="T1">               </text:span><text:span text:style-name="T2">"Patience_delta"</text:span><text:span text:style-name="T4">: DEFAULT_PATIENCE_DELTA*</text:span><text:span text:style-name="T5">0.1</text:span><text:span text:style-name="T4">,</text:span></text:p>
          </table:table-cell>
          <table:table-cell table:number-columns-repeated="7"/>
        </table:table-row>
        <table:table-row table:style-name="ro2">
          <table:table-cell table:number-columns-repeated="15"/>
          <table:table-cell table:style-name="ce20" office:value-type="string" calcext:value-type="string">
            <text:p><text:s text:c="10"/>}, </text:p>
          </table:table-cell>
          <table:table-cell table:number-columns-repeated="7"/>
        </table:table-row>
        <table:table-row table:style-name="ro2">
          <table:table-cell table:number-columns-repeated="15"/>
          <table:table-cell table:style-name="ce21" office:value-type="string" calcext:value-type="string">
            <text:p>#8</text:p>
          </table:table-cell>
          <table:table-cell table:number-columns-repeated="7"/>
        </table:table-row>
        <table:table-row table:style-name="ro2">
          <table:table-cell table:number-columns-repeated="15"/>
          <table:table-cell table:style-name="ce22" office:value-type="string" calcext:value-type="string">
            <text:p><text:span text:style-name="T7">          {</text:span><text:span text:style-name="T8">'</text:span><text:span text:style-name="T9">Layerdef</text:span><text:span text:style-name="T8">'</text:span><text:span text:style-name="T10">:FCLayerDef(</text:span><text:span text:style-name="T11">4</text:span><text:span text:style-name="T10">,sparsity_target=</text:span><text:span text:style-name="T11">0.0</text:span><text:span text:style-name="T10">, sparsity_lr=</text:span><text:span text:style-name="T11">0.0</text:span><text:span text:style-name="T10"> , activation_entropy_lr=</text:span><text:span text:style-name="T11">0.0</text:span><text:span text:style-name="T10">, tied_weights=</text:span><text:span text:style-name="T13">False</text:span><text:span text:style-name="T10">),</text:span></text:p>
          </table:table-cell>
          <table:table-cell table:number-columns-repeated="7"/>
        </table:table-row>
        <table:table-row table:style-name="ro2">
          <table:table-cell table:number-columns-repeated="15"/>
          <table:table-cell table:style-name="ce23" office:value-type="string" calcext:value-type="string">
            <text:p><text:span text:style-name="T1">           </text:span><text:span text:style-name="T2">"Pretrain_epochs"</text:span><text:span text:style-name="T4">:-</text:span><text:span text:style-name="T5">1</text:span><text:span text:style-name="T4">,</text:span></text:p>
          </table:table-cell>
          <table:table-cell table:number-columns-repeated="7"/>
        </table:table-row>
        <table:table-row table:style-name="ro2">
          <table:table-cell table:number-columns-repeated="15"/>
          <table:table-cell table:style-name="ce23" office:value-type="string" calcext:value-type="string">
            <text:p><text:span text:style-name="T1">           </text:span><text:span text:style-name="T2">"Patience"</text:span><text:span text:style-name="T4">: DEFAULT_PATIENCE,</text:span></text:p>
          </table:table-cell>
          <table:table-cell table:number-columns-repeated="7"/>
        </table:table-row>
        <table:table-row table:style-name="ro2">
          <table:table-cell table:number-columns-repeated="15"/>
          <table:table-cell table:style-name="ce23" office:value-type="string" calcext:value-type="string">
            <text:p><text:span text:style-name="T1">           </text:span><text:span text:style-name="T2">"Patience_delta"</text:span><text:span text:style-name="T4">: DEFAULT_PATIENCE_DELTA*</text:span><text:span text:style-name="T5">0.1</text:span><text:span text:style-name="T4">,</text:span></text:p>
          </table:table-cell>
          <table:table-cell table:number-columns-repeated="7"/>
        </table:table-row>
        <table:table-row table:style-name="ro2">
          <table:table-cell table:number-columns-repeated="15"/>
          <table:table-cell table:style-name="ce23" office:value-type="string" calcext:value-type="string">
            <text:p><text:span text:style-name="T1">           </text:span><text:span text:style-name="T2">'Use_To_Map_Samples'</text:span><text:span text:style-name="T4">:</text:span><text:span text:style-name="T6">True</text:span><text:span text:style-name="T4">,</text:span></text:p>
          </table:table-cell>
          <table:table-cell table:number-columns-repeated="7"/>
        </table:table-row>
        <table:table-row table:style-name="ro2">
          <table:table-cell table:number-columns-repeated="15"/>
          <table:table-cell table:style-name="ce23" office:value-type="string" calcext:value-type="string">
            <text:p><text:span text:style-name="T1">           </text:span><text:span text:style-name="T2">"Convergence_threshold"</text:span><text:span text:style-name="T4">:</text:span><text:span text:style-name="T5">0.95</text:span></text:p>
          </table:table-cell>
          <table:table-cell table:number-columns-repeated="7"/>
        </table:table-row>
        <table:table-row table:style-name="ro2">
          <table:table-cell table:number-columns-repeated="15"/>
          <table:table-cell table:style-name="ce20" office:value-type="string" calcext:value-type="string">
            <text:p><text:s text:c="11"/>},</text:p>
          </table:table-cell>
          <table:table-cell table:number-columns-repeated="7"/>
        </table:table-row>
      </table:table>
      <table:table table:name="summary info" table:style-name="ta1">
        <table:table-column table:style-name="co4" table:default-cell-style-name="ce27"/>
        <table:table-column table:style-name="co4" table:default-cell-style-name="ce26"/>
        <table:table-column table:style-name="co4" table:number-columns-repeated="3" table:default-cell-style-name="ce29"/>
        <table:table-column table:style-name="co4" table:default-cell-style-name="Default"/>
        <table:table-row table:style-name="ro6">
          <table:table-cell table:style-name="ce26" office:value-type="string" calcext:value-type="string" table:number-columns-spanned="6" table:number-rows-spanned="1">
            <text:p>Accuracy per Network Depth</text:p>
          </table:table-cell>
          <table:covered-table-cell table:number-columns-repeated="5"/>
        </table:table-row>
        <table:table-row table:style-name="ro6">
          <table:table-cell office:value-type="string" calcext:value-type="string">
            <text:p>Dep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</table:table-row>
        <table:table-row table:style-name="ro6">
          <table:table-cell office:value-type="string" calcext:value-type="string">
            <text:p>Accuracy</text:p>
          </table:table-cell>
          <table:table-cell table:style-name="ce28" office:value-type="float" office:value="0.7913" calcext:value-type="float">
            <text:p>0.791</text:p>
          </table:table-cell>
          <table:table-cell table:style-name="ce28" office:value-type="float" office:value="0.710145410885806" calcext:value-type="float">
            <text:p>0.710</text:p>
          </table:table-cell>
          <table:table-cell table:style-name="ce28" office:value-type="float" office:value="0.768733333333" calcext:value-type="float">
            <text:p>0.769</text:p>
          </table:table-cell>
          <table:table-cell table:style-name="ce28" office:value-type="float" office:value="0.7523" calcext:value-type="float">
            <text:p>0.752</text:p>
          </table:table-cell>
          <table:table-cell table:style-name="ce30" office:value-type="float" office:value="0.76075" calcext:value-type="float">
            <text:p>0.76</text:p>
          </table:table-cell>
        </table:table-row>
      </table:table>
      <table:table table:name="network arch" table:style-name="ta1">
        <table:table-column table:style-name="co4" table:default-cell-style-name="ce32"/>
        <table:table-column table:style-name="co5" table:default-cell-style-name="ce34"/>
        <table:table-column table:style-name="co5" table:number-columns-repeated="4" table:default-cell-style-name="ce37"/>
        <table:table-column table:style-name="co6" table:number-columns-repeated="2" table:default-cell-style-name="ce37"/>
        <table:table-column table:style-name="co6" table:default-cell-style-name="ce40"/>
        <table:table-row table:style-name="ro6">
          <table:table-cell table:style-name="ce31" office:value-type="string" calcext:value-type="string" table:number-columns-spanned="9" table:number-rows-spanned="1">
            <text:p>Network Parameters</text:p>
          </table:table-cell>
          <table:covered-table-cell table:style-name="ce20"/>
          <table:covered-table-cell table:number-columns-repeated="7" table:style-name="Default"/>
        </table:table-row>
        <table:table-row table:style-name="ro7">
          <table:table-cell office:value-type="string" calcext:value-type="string">
            <text:p>Depth</text:p>
          </table:table-cell>
          <table:table-cell table:style-name="ce32" office:value-type="string" calcext:value-type="string">
            <text:p>Corruption</text:p>
            <text:p>Layer</text:p>
          </table:table-cell>
          <table:table-cell table:style-name="ce12" office:value-type="string" calcext:value-type="string">
            <text:p>Layer 1</text:p>
          </table:table-cell>
          <table:table-cell table:style-name="ce12" office:value-type="string" calcext:value-type="string">
            <text:p>Layer 2</text:p>
          </table:table-cell>
          <table:table-cell table:style-name="ce12" office:value-type="string" calcext:value-type="string">
            <text:p>Layer 3</text:p>
          </table:table-cell>
          <table:table-cell table:style-name="ce12" office:value-type="string" calcext:value-type="string">
            <text:p>Layer 4 </text:p>
          </table:table-cell>
          <table:table-cell table:style-name="ce12" office:value-type="string" calcext:value-type="string">
            <text:p>Layer 5</text:p>
          </table:table-cell>
          <table:table-cell table:style-name="ce12" office:value-type="string" calcext:value-type="string">
            <text:p>Layer 6</text:p>
          </table:table-cell>
          <table:table-cell table:style-name="ce12" office:value-type="string" calcext:value-type="string">
            <text:p>Layer 7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33" office:value-type="percentage" office:value="0.2" calcext:value-type="percentage">
            <text:p>20.00%</text:p>
          </table:table-cell>
          <table:table-cell table:style-name="ce36" office:value-type="string" calcext:value-type="string">
            <text:p>Convolutional:</text:p>
            <text:p>2 5x5 @ 2</text:p>
          </table:table-cell>
          <table:table-cell table:style-name="ce36" office:value-type="string" calcext:value-type="string">
            <text:p>Fully Connected:</text:p>
            <text:p>4</text:p>
          </table:table-cell>
          <table:table-cell table:style-name="ce36" table:number-columns-repeated="4"/>
          <table:table-cell table:style-name="ce39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percentage" office:value="0.2" calcext:value-type="percentage">
            <text:p>20.00%</text:p>
          </table:table-cell>
          <table:table-cell office:value-type="string" calcext:value-type="string">
            <text:p>Convolutional:</text:p>
            <text:p>4 5x5 @ 2</text:p>
          </table:table-cell>
          <table:table-cell office:value-type="string" calcext:value-type="string">
            <text:p>Convolutional:</text:p>
            <text:p>8 5x5 @ 2</text:p>
          </table:table-cell>
          <table:table-cell office:value-type="string" calcext:value-type="string">
            <text:p>Convolutional:</text:p>
            <text:p>16 3x3@ 1</text:p>
          </table:table-cell>
          <table:table-cell office:value-type="string" calcext:value-type="string">
            <text:p>Fully Connected:</text:p>
            <text:p>8</text:p>
          </table:table-cell>
          <table:table-cell table:number-columns-repeated="3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percentage" office:value="0.2" calcext:value-type="percentage">
            <text:p>20.00%</text:p>
          </table:table-cell>
          <table:table-cell office:value-type="string" calcext:value-type="string">
            <text:p>Convolutional:</text:p>
            <text:p>4 5x5 @ 2</text:p>
          </table:table-cell>
          <table:table-cell office:value-type="string" calcext:value-type="string">
            <text:p>Convolutional:</text:p>
            <text:p>8 5x5 @ 2</text:p>
          </table:table-cell>
          <table:table-cell office:value-type="string" calcext:value-type="string">
            <text:p>Convolutional:</text:p>
            <text:p>12 3x3@ 1</text:p>
          </table:table-cell>
          <table:table-cell office:value-type="string" calcext:value-type="string">
            <text:p>Convolutional:</text:p>
            <text:p>16 3x3@ 1</text:p>
          </table:table-cell>
          <table:table-cell office:value-type="string" calcext:value-type="string">
            <text:p>Fully Connected:</text:p>
            <text:p>4</text:p>
          </table:table-cell>
          <table:table-cell table:number-columns-repeated="2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percentage" office:value="0.2" calcext:value-type="percentage">
            <text:p>20.00%</text:p>
          </table:table-cell>
          <table:table-cell office:value-type="string" calcext:value-type="string">
            <text:p>Convolutional:</text:p>
            <text:p>4 5x5 @ 2</text:p>
          </table:table-cell>
          <table:table-cell office:value-type="string" calcext:value-type="string">
            <text:p>Convolutional:</text:p>
            <text:p>6 5x5 @ 2</text:p>
          </table:table-cell>
          <table:table-cell office:value-type="string" calcext:value-type="string">
            <text:p>Convolutional:</text:p>
            <text:p>8 3x3@ 1</text:p>
          </table:table-cell>
          <table:table-cell office:value-type="string" calcext:value-type="string">
            <text:p>Convolutional:</text:p>
            <text:p>16 3x3@ 1</text:p>
          </table:table-cell>
          <table:table-cell office:value-type="string" calcext:value-type="string">
            <text:p>Fully Connected:</text:p>
            <text:p>32</text:p>
          </table:table-cell>
          <table:table-cell office:value-type="string" calcext:value-type="string">
            <text:p>Fully Connected:</text:p>
            <text:p>4</text:p>
          </table:table-cell>
          <table:table-cell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35" office:value-type="percentage" office:value="0.2" calcext:value-type="percentage">
            <text:p>20.00%</text:p>
          </table:table-cell>
          <table:table-cell table:style-name="ce38" office:value-type="string" calcext:value-type="string">
            <text:p>Convolutional:</text:p>
            <text:p>2 5x5 @ 2</text:p>
          </table:table-cell>
          <table:table-cell table:style-name="ce38" office:value-type="string" calcext:value-type="string">
            <text:p>Convolutional:</text:p>
            <text:p>4 5x5 @ 2</text:p>
          </table:table-cell>
          <table:table-cell table:style-name="ce38" office:value-type="string" calcext:value-type="string">
            <text:p>Convolutional:</text:p>
            <text:p>6 3x3@ 1</text:p>
          </table:table-cell>
          <table:table-cell table:style-name="ce38" office:value-type="string" calcext:value-type="string">
            <text:p>Convolutional:</text:p>
            <text:p>18 3x3@ 1</text:p>
          </table:table-cell>
          <table:table-cell table:style-name="ce38" office:value-type="string" calcext:value-type="string">
            <text:p>Fully Connected:</text:p>
            <text:p>64</text:p>
          </table:table-cell>
          <table:table-cell table:style-name="ce38" office:value-type="string" calcext:value-type="string">
            <text:p>Fully Connected:</text:p>
            <text:p>16</text:p>
          </table:table-cell>
          <table:table-cell table:style-name="ce41" office:value-type="string" calcext:value-type="string">
            <text:p>Fully Connected:</text:p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00/00/0000</text:date>, <text:time style:data-style-name="N2" text:time-value="13:44:26.1717245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08:45:27.285100377</meta:creation-date>
    <dc:date>2016-04-21T11:20:10.481814789</dc:date>
    <meta:editing-duration>PT3H28M4S</meta:editing-duration>
    <meta:editing-cycles>15</meta:editing-cycles>
    <meta:generator>LibreOffice/4.4.5.2$Linux_X86_64 LibreOffice_project/40$Build-2</meta:generator>
    <meta:document-statistic meta:table-count="3" meta:cell-count="954" meta:object-count="0"/>
  </office:meta>
</office:document-meta>
</file>